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var(--ff-mono)" svg:font-family="var(--ff-mono)" style:font-family-generic="roman"/>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fo:margin-bottom="0in" fo:line-height="100%"/>
      <style:text-properties style:font-name="Calibri" style:font-name-complex="Calibri" fo:background-color="#FFFF00"/>
    </style:style>
    <style:style style:name="P2" style:parent-style-name="Textbody" style:list-style-name="LFO1" style:family="paragraph">
      <style:paragraph-properties fo:margin-bottom="0in" fo:line-height="100%"/>
      <style:text-properties style:font-name="Calibri" style:font-name-complex="Calibri"/>
    </style:style>
    <style:style style:name="P3" style:parent-style-name="Textbody" style:list-style-name="LFO1" style:family="paragraph">
      <style:paragraph-properties fo:margin-bottom="0in" fo:line-height="100%"/>
    </style:style>
    <style:style style:name="T4" style:parent-style-name="DefaultParagraphFont" style:family="text">
      <style:text-properties style:font-name="Calibri" style:font-name-complex="Calibri"/>
    </style:style>
    <style:style style:name="T5" style:parent-style-name="StrongEmphasis" style:family="text">
      <style:text-properties style:font-name="Calibri" style:font-name-complex="Calibri" fo:font-weight="normal" style:font-weight-asian="normal" style:font-weight-complex="normal"/>
    </style:style>
    <style:style style:name="T6" style:parent-style-name="DefaultParagraphFont" style:family="text">
      <style:text-properties style:font-name="Calibri" style:font-name-complex="Calibri"/>
    </style:style>
    <style:style style:name="P7" style:parent-style-name="Textbody" style:list-style-name="LFO1" style:family="paragraph">
      <style:paragraph-properties fo:margin-bottom="0in" fo:line-height="100%"/>
    </style:style>
    <style:style style:name="T8" style:parent-style-name="DefaultParagraphFont" style:family="text">
      <style:text-properties style:font-name="Calibri" style:font-name-complex="Calibri"/>
    </style:style>
    <style:style style:name="T9" style:parent-style-name="StrongEmphasis" style:family="text">
      <style:text-properties style:font-name="Calibri" style:font-name-complex="Calibri" fo:font-weight="normal" style:font-weight-asian="normal" style:font-weight-complex="normal"/>
    </style:style>
    <style:style style:name="T10" style:parent-style-name="DefaultParagraphFont" style:family="text">
      <style:text-properties style:font-name="Calibri" style:font-name-complex="Calibri"/>
    </style:style>
    <style:style style:name="P11" style:parent-style-name="Textbody" style:list-style-name="LFO1" style:family="paragraph">
      <style:paragraph-properties fo:margin-bottom="0in" fo:line-height="100%"/>
    </style:style>
    <style:style style:name="T12" style:parent-style-name="DefaultParagraphFont" style:family="text">
      <style:text-properties style:font-name="Calibri" style:font-name-complex="Calibri"/>
    </style:style>
    <style:style style:name="T13" style:parent-style-name="StrongEmphasis" style:family="text">
      <style:text-properties style:font-name="Calibri" style:font-name-complex="Calibri" fo:font-weight="normal" style:font-weight-asian="normal" style:font-weight-complex="normal"/>
    </style:style>
    <style:style style:name="T14" style:parent-style-name="DefaultParagraphFont" style:family="text">
      <style:text-properties style:font-name="Calibri" style:font-name-complex="Calibri"/>
    </style:style>
    <style:style style:name="P15" style:parent-style-name="Textbody" style:list-style-name="LFO1" style:family="paragraph">
      <style:paragraph-properties fo:margin-bottom="0in" fo:line-height="100%"/>
    </style:style>
    <style:style style:name="T16" style:parent-style-name="DefaultParagraphFont" style:family="text">
      <style:text-properties style:font-name="Calibri" style:font-name-complex="Calibri"/>
    </style:style>
    <style:style style:name="T17" style:parent-style-name="StrongEmphasis" style:family="text">
      <style:text-properties style:font-name="Calibri" style:font-name-complex="Calibri" fo:font-weight="normal" style:font-weight-asian="normal" style:font-weight-complex="normal"/>
    </style:style>
    <style:style style:name="P18" style:parent-style-name="Textbody" style:list-style-name="LFO1" style:family="paragraph">
      <style:paragraph-properties fo:margin-bottom="0in" fo:line-height="100%"/>
    </style:style>
    <style:style style:name="T19" style:parent-style-name="DefaultParagraphFont" style:family="text">
      <style:text-properties style:font-name="Calibri" style:font-name-complex="Calibri"/>
    </style:style>
    <style:style style:name="T20" style:parent-style-name="StrongEmphasis" style:family="text">
      <style:text-properties style:font-name="Calibri" style:font-name-complex="Calibri" fo:font-weight="normal" style:font-weight-asian="normal" style:font-weight-complex="normal"/>
    </style:style>
    <style:style style:name="T21" style:parent-style-name="DefaultParagraphFont" style:family="text">
      <style:text-properties style:font-name="Calibri" style:font-name-complex="Calibri"/>
    </style:style>
    <style:style style:name="P22" style:parent-style-name="PreformattedText" style:family="paragraph">
      <style:text-properties style:font-name="Calibri" style:font-name-complex="Calibri" fo:font-size="12pt" style:font-size-asian="12pt" style:font-size-complex="12pt"/>
    </style:style>
    <style:style style:name="P23" style:parent-style-name="Textbody" style:list-style-name="LFO2" style:family="paragraph">
      <style:paragraph-properties fo:margin-bottom="0in" fo:line-height="100%"/>
    </style:style>
    <style:style style:name="T24" style:parent-style-name="SourceText" style:family="text">
      <style:text-properties style:font-name="Calibri" style:font-name-complex="Calibri" fo:background-color="#FFFF00"/>
    </style:style>
    <style:style style:name="P25" style:parent-style-name="PreformattedText" style:family="paragraph">
      <style:paragraph-properties fo:margin-left="0.4923in">
        <style:tab-stops/>
      </style:paragraph-properties>
    </style:style>
    <style:style style:name="T26" style:parent-style-name="SourceText" style:family="text">
      <style:text-properties style:font-name="Calibri" style:font-name-complex="Calibri" fo:font-size="12pt" style:font-size-asian="12pt" style:font-size-complex="12pt"/>
    </style:style>
    <style:style style:name="T27" style:parent-style-name="DefaultParagraphFont" style:family="text">
      <style:text-properties style:font-name="Calibri" style:font-name-complex="Calibri" fo:font-size="12pt" style:font-size-asian="12pt" style:font-size-complex="12pt"/>
    </style:style>
    <style:style style:name="P28" style:parent-style-name="PreformattedText" style:family="paragraph">
      <style:paragraph-properties fo:margin-left="0.4923in">
        <style:tab-stops/>
      </style:paragraph-properties>
    </style:style>
    <style:style style:name="T29" style:parent-style-name="SourceText" style:family="text">
      <style:text-properties style:font-name="Calibri" style:font-name-complex="Calibri" fo:font-size="12pt" style:font-size-asian="12pt" style:font-size-complex="12pt"/>
    </style:style>
    <style:style style:name="T30" style:parent-style-name="DefaultParagraphFont" style:family="text">
      <style:text-properties style:font-name="Calibri" style:font-name-complex="Calibri" fo:font-size="12pt" style:font-size-asian="12pt" style:font-size-complex="12pt"/>
    </style:style>
    <style:style style:name="P31" style:parent-style-name="PreformattedText" style:family="paragraph">
      <style:text-properties style:font-name="Calibri" style:font-name-complex="Calibri" fo:font-size="12pt" style:font-size-asian="12pt" style:font-size-complex="12pt"/>
    </style:style>
    <style:style style:name="P32" style:parent-style-name="Textbody" style:list-style-name="LFO2" style:family="paragraph">
      <style:paragraph-properties fo:margin-bottom="0in" fo:line-height="100%"/>
    </style:style>
    <style:style style:name="T33" style:parent-style-name="SourceText" style:family="text">
      <style:text-properties style:font-name="Calibri" style:font-name-complex="Calibri" fo:background-color="#FFFF00"/>
    </style:style>
    <style:style style:name="T34" style:parent-style-name="StrongEmphasis" style:family="text">
      <style:text-properties style:font-name="Calibri" style:font-name-complex="Calibri" fo:font-weight="normal" style:font-weight-asian="normal" style:font-weight-complex="normal" fo:background-color="#FFFF00"/>
    </style:style>
    <style:style style:name="T35" style:parent-style-name="SourceText" style:family="text">
      <style:text-properties style:font-name="Calibri" style:font-name-complex="Calibri" fo:background-color="#FFFF00"/>
    </style:style>
    <style:style style:name="P36" style:parent-style-name="PreformattedText" style:family="paragraph">
      <style:paragraph-properties fo:margin-left="0.4923in">
        <style:tab-stops/>
      </style:paragraph-properties>
    </style:style>
    <style:style style:name="T37" style:parent-style-name="SourceText" style:family="text">
      <style:text-properties style:font-name="Calibri" style:font-name-complex="Calibri" fo:font-size="12pt" style:font-size-asian="12pt" style:font-size-complex="12pt"/>
    </style:style>
    <style:style style:name="P38" style:parent-style-name="PreformattedText" style:family="paragraph">
      <style:paragraph-properties fo:margin-left="0.4923in">
        <style:tab-stops/>
      </style:paragraph-properties>
    </style:style>
    <style:style style:name="T39" style:parent-style-name="SourceText" style:family="text">
      <style:text-properties style:font-name="Calibri" style:font-name-complex="Calibri" fo:font-size="12pt" style:font-size-asian="12pt" style:font-size-complex="12pt"/>
    </style:style>
    <style:style style:name="P40" style:parent-style-name="PreformattedText" style:family="paragraph">
      <style:paragraph-properties fo:margin-left="0.4923in">
        <style:tab-stops/>
      </style:paragraph-properties>
    </style:style>
    <style:style style:name="T41" style:parent-style-name="SourceText" style:family="text">
      <style:text-properties style:font-name="Calibri" style:font-name-complex="Calibri" fo:font-size="12pt" style:font-size-asian="12pt" style:font-size-complex="12pt"/>
    </style:style>
    <style:style style:name="P42" style:parent-style-name="PreformattedText" style:family="paragraph">
      <style:paragraph-properties fo:margin-left="0.4923in">
        <style:tab-stops/>
      </style:paragraph-properties>
    </style:style>
    <style:style style:name="T43" style:parent-style-name="SourceText" style:family="text">
      <style:text-properties style:font-name="Calibri" style:font-name-complex="Calibri" fo:font-size="12pt" style:font-size-asian="12pt" style:font-size-complex="12pt"/>
    </style:style>
    <style:style style:name="P44" style:parent-style-name="Textbody" style:list-style-name="LFO2" style:family="paragraph">
      <style:paragraph-properties fo:margin-bottom="0in" fo:line-height="100%"/>
    </style:style>
    <style:style style:name="T45" style:parent-style-name="SourceText" style:family="text">
      <style:text-properties style:font-name="Calibri" style:font-name-complex="Calibri" fo:background-color="#FFFF00"/>
    </style:style>
    <style:style style:name="T46" style:parent-style-name="StrongEmphasis" style:family="text">
      <style:text-properties style:font-name="Calibri" style:font-name-complex="Calibri" fo:font-weight="normal" style:font-weight-asian="normal" style:font-weight-complex="normal" fo:background-color="#FFFF00"/>
    </style:style>
    <style:style style:name="T47" style:parent-style-name="SourceText" style:family="text">
      <style:text-properties style:font-name="Calibri" style:font-name-complex="Calibri" fo:background-color="#FFFF00"/>
    </style:style>
    <style:style style:name="P48" style:parent-style-name="PreformattedText" style:family="paragraph">
      <style:paragraph-properties fo:margin-left="0.4923in">
        <style:tab-stops/>
      </style:paragraph-properties>
    </style:style>
    <style:style style:name="T49" style:parent-style-name="SourceText" style:family="text">
      <style:text-properties style:font-name="Calibri" style:font-name-complex="Calibri" fo:font-size="12pt" style:font-size-asian="12pt" style:font-size-complex="12pt"/>
    </style:style>
    <style:style style:name="P50" style:parent-style-name="PreformattedText" style:family="paragraph">
      <style:paragraph-properties fo:margin-left="0.4923in">
        <style:tab-stops/>
      </style:paragraph-properties>
    </style:style>
    <style:style style:name="T51" style:parent-style-name="SourceText" style:family="text">
      <style:text-properties style:font-name="Calibri" style:font-name-complex="Calibri" fo:font-size="12pt" style:font-size-asian="12pt" style:font-size-complex="12pt"/>
    </style:style>
    <style:style style:name="P52" style:parent-style-name="Textbody" style:list-style-name="LFO2" style:family="paragraph">
      <style:paragraph-properties fo:margin-bottom="0in" fo:line-height="100%"/>
    </style:style>
    <style:style style:name="T53" style:parent-style-name="SourceText" style:family="text">
      <style:text-properties style:font-name="Calibri" style:font-name-complex="Calibri" fo:background-color="#FFFF00"/>
    </style:style>
    <style:style style:name="T54" style:parent-style-name="StrongEmphasis" style:family="text">
      <style:text-properties style:font-name="Calibri" style:font-name-complex="Calibri" fo:font-weight="normal" style:font-weight-asian="normal" style:font-weight-complex="normal" fo:background-color="#FFFF00"/>
    </style:style>
    <style:style style:name="T55" style:parent-style-name="SourceText" style:family="text">
      <style:text-properties style:font-name="Calibri" style:font-name-complex="Calibri" fo:background-color="#FFFF00"/>
    </style:style>
    <style:style style:name="P56" style:parent-style-name="PreformattedText" style:family="paragraph">
      <style:paragraph-properties fo:margin-left="0.4923in">
        <style:tab-stops/>
      </style:paragraph-properties>
    </style:style>
    <style:style style:name="T57" style:parent-style-name="SourceText" style:family="text">
      <style:text-properties style:font-name="Calibri" style:font-name-complex="Calibri" fo:font-size="12pt" style:font-size-asian="12pt" style:font-size-complex="12pt"/>
    </style:style>
    <style:style style:name="P58" style:parent-style-name="PreformattedText" style:family="paragraph">
      <style:paragraph-properties fo:margin-left="0.4923in">
        <style:tab-stops/>
      </style:paragraph-properties>
    </style:style>
    <style:style style:name="T59" style:parent-style-name="SourceText" style:family="text">
      <style:text-properties style:font-name="Calibri" style:font-name-complex="Calibri" fo:font-size="12pt" style:font-size-asian="12pt" style:font-size-complex="12pt"/>
    </style:style>
    <style:style style:name="P60" style:parent-style-name="PreformattedText" style:family="paragraph">
      <style:paragraph-properties fo:margin-left="0.4923in">
        <style:tab-stops/>
      </style:paragraph-properties>
    </style:style>
    <style:style style:name="T61" style:parent-style-name="SourceText" style:family="text">
      <style:text-properties style:font-name="Calibri" style:font-name-complex="Calibri" fo:font-size="12pt" style:font-size-asian="12pt" style:font-size-complex="12pt"/>
    </style:style>
    <style:style style:name="P62" style:parent-style-name="PreformattedText" style:family="paragraph">
      <style:paragraph-properties fo:margin-left="0.4923in">
        <style:tab-stops/>
      </style:paragraph-properties>
    </style:style>
    <style:style style:name="T63" style:parent-style-name="SourceText" style:family="text">
      <style:text-properties style:font-name="Calibri" style:font-name-complex="Calibri" fo:font-size="12pt" style:font-size-asian="12pt" style:font-size-complex="12pt"/>
    </style:style>
    <style:style style:name="P64" style:parent-style-name="Textbody" style:list-style-name="LFO2" style:family="paragraph">
      <style:paragraph-properties fo:margin-bottom="0in" fo:line-height="100%"/>
      <style:text-properties style:font-name="Calibri" style:font-name-complex="Calibri" fo:background-color="#FFFF00"/>
    </style:style>
    <style:style style:name="P65" style:parent-style-name="PreformattedText" style:family="paragraph">
      <style:paragraph-properties fo:margin-left="0.4923in">
        <style:tab-stops/>
      </style:paragraph-properties>
    </style:style>
    <style:style style:name="T66" style:parent-style-name="SourceText" style:family="text">
      <style:text-properties style:font-name="Calibri" style:font-name-complex="Calibri" fo:font-size="12pt" style:font-size-asian="12pt" style:font-size-complex="12pt" fo:language="en" fo:country="US" style:language-complex="ar" style:country-complex="EG"/>
    </style:style>
    <style:style style:name="P67" style:parent-style-name="PreformattedText" style:family="paragraph">
      <style:paragraph-properties fo:margin-left="0.4923in">
        <style:tab-stops/>
      </style:paragraph-properties>
    </style:style>
    <style:style style:name="T68" style:parent-style-name="SourceText" style:family="text">
      <style:text-properties style:font-name="Calibri" style:font-name-complex="Calibri" fo:font-size="12pt" style:font-size-asian="12pt" style:font-size-complex="12pt"/>
    </style:style>
    <style:style style:name="P69" style:parent-style-name="PreformattedText" style:family="paragraph">
      <style:paragraph-properties fo:margin-left="0.4923in">
        <style:tab-stops/>
      </style:paragraph-properties>
    </style:style>
    <style:style style:name="T70" style:parent-style-name="SourceText" style:family="text">
      <style:text-properties style:font-name="Calibri" style:font-name-complex="Calibri" fo:font-size="12pt" style:font-size-asian="12pt" style:font-size-complex="12pt"/>
    </style:style>
    <style:style style:name="P71" style:parent-style-name="Textbody" style:list-style-name="LFO2" style:family="paragraph">
      <style:paragraph-properties fo:margin-bottom="0in" fo:line-height="100%"/>
      <style:text-properties style:font-name="Calibri" style:font-name-complex="Calibri" fo:background-color="#FFFF00"/>
    </style:style>
    <style:style style:name="P72" style:parent-style-name="PreformattedText" style:family="paragraph">
      <style:paragraph-properties fo:text-indent="0.4923in"/>
    </style:style>
    <style:style style:name="T73" style:parent-style-name="DefaultParagraphFont" style:family="text">
      <style:text-properties style:font-name="Calibri" style:font-name-complex="Calibri" fo:font-size="12pt" style:font-size-asian="12pt" style:font-size-complex="12pt"/>
    </style:style>
    <style:style style:name="T74" style:parent-style-name="SourceText" style:family="text">
      <style:text-properties style:font-name="Calibri" style:font-name-complex="Calibri" fo:font-size="12pt" style:font-size-asian="12pt" style:font-size-complex="12pt"/>
    </style:style>
    <style:style style:name="P75" style:parent-style-name="Textbody" style:list-style-name="LFO2" style:family="paragraph">
      <style:paragraph-properties fo:margin-bottom="0in" fo:line-height="100%"/>
      <style:text-properties style:font-name="Calibri" style:font-name-complex="Calibri" fo:background-color="#FFFF00"/>
    </style:style>
    <style:style style:name="T76" style:parent-style-name="SourceText" style:family="text">
      <style:text-properties style:font-name="Calibri" style:font-name-complex="Calibri" fo:font-size="12pt" style:font-size-asian="12pt" style:font-size-complex="12pt"/>
    </style:style>
    <style:style style:name="T77" style:parent-style-name="SourceText" style:family="text">
      <style:text-properties style:font-name="Calibri" style:font-name-complex="Calibri" fo:font-size="12pt" style:font-size-asian="12pt" style:font-size-complex="12pt"/>
    </style:style>
    <style:style style:name="P78" style:parent-style-name="PreformattedText" style:family="paragraph">
      <style:text-properties style:font-name="Calibri" style:font-name-complex="Calibri" fo:font-size="12pt" style:font-size-asian="12pt" style:font-size-complex="12pt"/>
    </style:style>
    <style:style style:name="T79" style:parent-style-name="SourceText" style:family="text">
      <style:text-properties style:font-name="Calibri" style:font-name-complex="Calibri" fo:font-size="12pt" style:font-size-asian="12pt" style:font-size-complex="12pt"/>
    </style:style>
    <style:style style:name="P80" style:parent-style-name="PreformattedText" style:family="paragraph">
      <style:text-properties style:font-name="Calibri" style:font-name-complex="Calibri" fo:font-size="12pt" style:font-size-asian="12pt" style:font-size-complex="12pt"/>
    </style:style>
    <style:style style:name="P81" style:parent-style-name="PreformattedText" style:family="paragraph">
      <style:text-properties style:font-name="Calibri" style:font-name-complex="Calibri" fo:font-size="12pt" style:font-size-asian="12pt" style:font-size-complex="12pt"/>
    </style:style>
    <style:style style:name="P82" style:parent-style-name="PreformattedText" style:family="paragraph">
      <style:text-properties style:font-name="Calibri" style:font-name-complex="Calibri" fo:font-size="12pt" style:font-size-asian="12pt" style:font-size-complex="12pt"/>
    </style:style>
    <style:style style:name="P83" style:parent-style-name="PreformattedText" style:family="paragraph">
      <style:text-properties style:font-name="Calibri" style:font-name-complex="Calibri" fo:font-size="12pt" style:font-size-asian="12pt" style:font-size-complex="12pt"/>
    </style:style>
    <style:style style:name="P84" style:parent-style-name="PreformattedText" style:family="paragraph">
      <style:text-properties style:font-name="Calibri" style:font-name-complex="Calibri" fo:font-size="12pt" style:font-size-asian="12pt" style:font-size-complex="12pt"/>
    </style:style>
    <style:style style:name="P85"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language="en" fo:country="US" style:language-asian="en" style:country-asian="US" style:language-complex="ar" style:country-complex="SA" fo:hyphenate="true"/>
    </style:style>
    <style:style style:name="P86"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87"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88"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89"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0"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1"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2"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3"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4"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5"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6"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7"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8"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9"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100"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101"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 style:parent-style-name="DefaultParagraphFont" style:family="text">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style:style>
    <style:style style:name="P103" style:parent-style-name="PreformattedText" style:family="paragraph">
      <style:text-properties style:font-name="Calibri" style:font-name-complex="Calibri" fo:font-size="12pt" style:font-size-asian="12pt" style:font-size-complex="12pt"/>
    </style:style>
    <style:style style:name="P104" style:parent-style-name="Normal" style:family="paragraph">
      <style:paragraph-properties style:line-height-at-least="0.1979in" fo:background-color="#FFFFFF"/>
      <style:text-properties fo:hyphenate="true"/>
    </style:style>
    <style:style style:name="T105" style:parent-style-name="DefaultParagraphFont" style:family="text">
      <style:text-properties style:font-name="Calibri" style:font-name-complex="Calibri"/>
    </style:style>
    <style:style style:name="T106" style:parent-style-name="DefaultParagraphFont" style:family="text">
      <style:text-properties style:font-name="Calibri" style:font-name-asian="Times New Roman" style:font-name-complex="Calibri" fo:color="#C00000" style:letter-kerning="false" fo:language="en" fo:country="US" style:language-asian="en" style:country-asian="US" style:language-complex="ar" style:country-complex="SA"/>
    </style:style>
    <style:style style:name="T107" style:parent-style-name="DefaultParagraphFont" style:family="text">
      <style:text-properties style:font-name="Calibri" style:font-name-asian="Times New Roman" style:font-name-complex="Calibri" fo:color="#FF0000" style:letter-kerning="false" fo:language="en" fo:country="US" style:language-asian="en" style:country-asian="US" style:language-complex="ar" style:country-complex="SA"/>
    </style:style>
    <style:style style:name="T108"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109" style:parent-style-name="Normal" style:family="paragraph">
      <style:paragraph-properties style:vertical-align="auto" style:line-height-at-least="0.1979in" fo:background-color="#FFFFFF"/>
      <style:text-properties fo:hyphenate="true"/>
    </style:style>
    <style:style style:name="T110"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T111"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12"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13" style:parent-style-name="Normal" style:family="paragraph">
      <style:paragraph-properties style:vertical-align="auto" style:line-height-at-least="0.1979in" fo:background-color="#FFFFFF"/>
      <style:text-properties fo:hyphenate="true"/>
    </style:style>
    <style:style style:name="T114"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15"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T116"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17"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18" style:parent-style-name="Normal" style:family="paragraph">
      <style:paragraph-properties style:vertical-align="auto" style:line-height-at-least="0.1979in" fo:background-color="#FFFFFF"/>
      <style:text-properties fo:hyphenate="true"/>
    </style:style>
    <style:style style:name="T119"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20"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21" style:parent-style-name="Normal" style:family="paragraph">
      <style:paragraph-properties style:vertical-align="auto" style:line-height-at-least="0.1979in" fo:background-color="#FFFFFF"/>
      <style:text-properties fo:hyphenate="true"/>
    </style:style>
    <style:style style:name="T122"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23" style:parent-style-name="DefaultParagraphFont" style:family="text">
      <style:text-properties style:font-name="Calibri" style:font-name-asian="Times New Roman" style:font-name-complex="Calibri" fo:color="#C00000" style:letter-kerning="false" fo:language="en" fo:country="US" style:language-asian="en" style:country-asian="US" style:language-complex="ar" style:country-complex="SA"/>
    </style:style>
    <style:style style:name="T124"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125" style:parent-style-name="Normal" style:family="paragraph">
      <style:paragraph-properties style:vertical-align="auto" style:line-height-at-least="0.1979in" fo:background-color="#FFFFFF"/>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126" style:parent-style-name="Normal" style:family="paragraph">
      <style:paragraph-properties style:vertical-align="auto" style:line-height-at-least="0.1979in" fo:background-color="#FFFFFF"/>
      <style:text-properties fo:hyphenate="true"/>
    </style:style>
    <style:style style:name="T127"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28"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29" style:parent-style-name="Normal" style:family="paragraph">
      <style:paragraph-properties style:vertical-align="auto" style:line-height-at-least="0.1979in" fo:background-color="#FFFFFF"/>
      <style:text-properties fo:hyphenate="true"/>
    </style:style>
    <style:style style:name="T130"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31"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32" style:parent-style-name="Normal" style:family="paragraph">
      <style:paragraph-properties style:line-height-at-least="0.1979in" fo:background-color="#FFFFFF"/>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133" style:parent-style-name="PreformattedText" style:family="paragraph">
      <style:text-properties style:font-name="Calibri" style:font-name-complex="Calibri" fo:font-size="12pt" style:font-size-asian="12pt" style:font-size-complex="12pt"/>
    </style:style>
    <style:style style:name="P134" style:parent-style-name="Textbody" style:list-style-name="LFO2" style:family="paragraph">
      <style:paragraph-properties fo:margin-bottom="0in" fo:line-height="100%"/>
    </style:style>
    <style:style style:name="T135" style:parent-style-name="DefaultParagraphFont" style:family="text">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P136" style:parent-style-name="Textbody" style:family="paragraph">
      <style:paragraph-properties fo:margin-bottom="0in" fo:line-height="100%" fo:margin-left="0.25in">
        <style:tab-stops/>
      </style:paragraph-properties>
    </style:style>
    <style:style style:name="T137" style:parent-style-name="DefaultParagraphFont" style:family="text">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T138" style:parent-style-name="SourceText" style:family="text">
      <style:text-properties style:font-name="Calibri" style:font-name-complex="Calibri" fo:font-size="12pt" style:font-size-asian="12pt" style:font-size-complex="12pt" fo:language="en" fo:country="US" style:language-complex="ar" style:country-complex="EG"/>
    </style:style>
    <style:style style:name="P139" style:parent-style-name="PreformattedText" style:family="paragraph">
      <style:text-properties style:font-name="Calibri" style:font-name-complex="Calibri" fo:color="#232629" fo:font-size="12pt" style:font-size-asian="12pt" style:font-size-complex="12pt" fo:background-color="#E3E6E8"/>
    </style:style>
    <style:style style:name="T140" style:parent-style-name="SourceText" style:family="text">
      <style:text-properties style:font-name="Calibri" style:font-name-complex="Calibri" fo:font-size="12pt" style:font-size-asian="12pt" style:font-size-complex="12pt"/>
    </style:style>
    <style:style style:name="T141" style:parent-style-name="DefaultParagraphFont" style:family="text">
      <style:text-properties style:font-name="Calibri" style:font-name-complex="Calibri" fo:color="#232629" fo:font-size="12pt" style:font-size-asian="12pt" style:font-size-complex="12pt" fo:background-color="#E3E6E8" fo:language="en" fo:country="US"/>
    </style:style>
    <style:style style:name="P142" style:parent-style-name="Normal" style:family="paragraph">
      <style:paragraph-properties style:vertical-align="auto" fo:background-color="#FFFFFF"/>
      <style:text-properties fo:hyphenate="true"/>
    </style:style>
    <style:style style:name="T143"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44" style:parent-style-name="DefaultParagraphFont" style:family="text">
      <style:text-properties style:font-name="Calibri" style:font-name-asian="Times New Roman" style:font-name-complex="Calibri" fo:color="#0000FF" style:letter-kerning="false" fo:language="en" fo:country="US" style:language-asian="en" style:country-asian="US" style:language-complex="ar" style:country-complex="SA"/>
    </style:style>
    <style:style style:name="T145"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46" style:parent-style-name="DefaultParagraphFont" style:family="text">
      <style:text-properties style:font-name="Calibri" style:font-name-asian="Times New Roman" style:font-name-complex="Calibri" fo:color="#A31515" style:letter-kerning="false" fo:language="en" fo:country="US" style:language-asian="en" style:country-asian="US" style:language-complex="ar" style:country-complex="SA"/>
    </style:style>
    <style:style style:name="P147" style:parent-style-name="PreformattedText" style:family="paragraph">
      <style:text-properties style:font-name="Calibri" style:font-name-complex="Calibri" fo:font-size="12pt" style:font-size-asian="12pt" style:font-size-complex="12pt" fo:language="en" fo:country="US"/>
    </style:style>
    <style:style style:name="P148" style:parent-style-name="Textbody" style:list-style-name="LFO2" style:family="paragraph">
      <style:paragraph-properties fo:margin-bottom="0in" fo:line-height="100%"/>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P149" style:parent-style-name="PreformattedText" style:family="paragraph">
      <style:text-properties style:font-name="Calibri" style:font-name-complex="Calibri" fo:font-size="12pt" style:font-size-asian="12pt" style:font-size-complex="12pt"/>
    </style:style>
    <style:style style:name="P150" style:parent-style-name="PreformattedText" style:family="paragraph">
      <style:text-properties style:font-name="Calibri" style:font-name-complex="Calibri" fo:font-size="12pt" style:font-size-asian="12pt" style:font-size-complex="12pt"/>
    </style:style>
    <style:style style:name="P151" style:parent-style-name="PreformattedText" style:family="paragraph">
      <style:text-properties style:font-name="Calibri" style:font-name-complex="Calibri" fo:font-size="12pt" style:font-size-asian="12pt" style:font-size-complex="12pt"/>
    </style:style>
    <style:style style:name="P152" style:parent-style-name="Textbody" style:family="paragraph">
      <style:paragraph-properties fo:margin-bottom="0in" fo:line-height="100%" fo:margin-left="0.25in">
        <style:tab-stops/>
      </style:paragraph-properties>
    </style:style>
    <style:style style:name="T153" style:parent-style-name="DefaultParagraphFont" style:family="text">
      <style:text-properties style:font-name="Calibri" style:font-name-complex="Calibri"/>
    </style:style>
    <style:style style:name="T154" style:parent-style-name="StrongEmphasis" style:family="text">
      <style:text-properties style:font-name="Calibri" style:font-name-complex="Calibri" fo:font-weight="normal" style:font-weight-asian="normal" style:font-weight-complex="normal"/>
    </style:style>
    <style:style style:name="P15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6" style:parent-style-name="DefaultParagraphFont" style:family="text">
      <style:text-properties style:font-name="Calibri" style:font-name-asian="Times New Roman" style:font-name-complex="Calibri" fo:color="#333333" style:letter-kerning="false" style:language-asian="en" style:country-asian="US" style:language-complex="ar" style:country-complex="SA"/>
    </style:style>
    <style:style style:name="T157" style:parent-style-name="DefaultParagraphFont" style:family="text">
      <style:text-properties style:font-name="Calibri" style:font-name-asian="Times New Roman" style:font-name-complex="Calibri" fo:color="#333333" style:letter-kerning="false" fo:language="en" fo:country="US" style:language-asian="en" style:country-asian="US" style:language-complex="ar" style:country-complex="SA"/>
    </style:style>
    <style:style style:name="P158" style:parent-style-name="HTMLPreformatted" style:family="paragraph">
      <style:paragraph-properties style:vertical-align="baseline" fo:margin-left="0.2423in">
        <style:tab-stops>
          <style:tab-stop style:type="left" style:position="0.3937in"/>
          <style:tab-stop style:type="left" style:position="1.0298in"/>
          <style:tab-stop style:type="left" style:position="1.6659in"/>
          <style:tab-stop style:type="left" style:position="2.302in"/>
          <style:tab-stop style:type="left" style:position="2.9381in"/>
          <style:tab-stop style:type="left" style:position="3.5743in"/>
          <style:tab-stop style:type="left" style:position="4.2104in"/>
          <style:tab-stop style:type="left" style:position="4.8465in"/>
          <style:tab-stop style:type="left" style:position="5.4826in"/>
          <style:tab-stop style:type="left" style:position="6.1187in"/>
          <style:tab-stop style:type="left" style:position="6.7548in"/>
          <style:tab-stop style:type="left" style:position="7.3909in"/>
          <style:tab-stop style:type="left" style:position="8.027in"/>
          <style:tab-stop style:type="left" style:position="8.6631in"/>
          <style:tab-stop style:type="left" style:position="9.2993in"/>
          <style:tab-stop style:type="left" style:position="9.9354in"/>
        </style:tab-stops>
      </style:paragraph-properties>
    </style:style>
    <style:style style:name="T159" style:parent-style-name="DefaultParagraphFont" style:family="text">
      <style:text-properties style:font-name="Calibri" style:font-name-complex="Calibri" fo:color="#0070C0" fo:font-size="12pt" style:font-size-asian="12pt" style:font-size-complex="12pt"/>
    </style:style>
    <style:style style:name="T160" style:parent-style-name="DefaultParagraphFont" style:family="text">
      <style:text-properties style:font-name="Calibri" style:font-name-complex="Calibri" fo:color="#000000"/>
    </style:style>
    <style:style style:name="T161" style:parent-style-name="DefaultParagraphFont" style:family="text">
      <style:text-properties style:font-name="Calibri" style:font-name-complex="Calibri" fo:color="#0070C0" fo:font-size="12pt" style:font-size-asian="12pt" style:font-size-complex="12pt"/>
    </style:style>
    <style:style style:name="P16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3" style:parent-style-name="DefaultParagraphFont" style:family="text">
      <style:text-properties style:font-name="Calibri" style:font-name-complex="Calibri" fo:color="#0070C0"/>
    </style:style>
    <style:style style:name="P164" style:parent-style-name="Textbody" style:family="paragraph">
      <style:paragraph-properties fo:margin-bottom="0in" fo:line-height="100%" fo:margin-left="0.2423in">
        <style:tab-stops/>
      </style:paragraph-properties>
    </style:style>
    <style:style style:name="T165" style:parent-style-name="DefaultParagraphFont" style:family="text">
      <style:text-properties style:font-name="Calibri" style:font-name-complex="Calibri" fo:color="#FF0000" fo:background-color="#E3E6E8"/>
    </style:style>
    <style:style style:name="P166" style:parent-style-name="HTMLPreformatted" style:family="paragraph">
      <style:paragraph-properties style:vertical-align="baseline" fo:margin-left="0.2423in">
        <style:tab-stops>
          <style:tab-stop style:type="left" style:position="0.3937in"/>
          <style:tab-stop style:type="left" style:position="1.0298in"/>
          <style:tab-stop style:type="left" style:position="1.6659in"/>
          <style:tab-stop style:type="left" style:position="2.302in"/>
          <style:tab-stop style:type="left" style:position="2.9381in"/>
          <style:tab-stop style:type="left" style:position="3.5743in"/>
          <style:tab-stop style:type="left" style:position="4.2104in"/>
          <style:tab-stop style:type="left" style:position="4.8465in"/>
          <style:tab-stop style:type="left" style:position="5.4826in"/>
          <style:tab-stop style:type="left" style:position="6.1187in"/>
          <style:tab-stop style:type="left" style:position="6.7548in"/>
          <style:tab-stop style:type="left" style:position="7.3909in"/>
          <style:tab-stop style:type="left" style:position="8.027in"/>
          <style:tab-stop style:type="left" style:position="8.6631in"/>
          <style:tab-stop style:type="left" style:position="9.2993in"/>
          <style:tab-stop style:type="left" style:position="9.9354in"/>
        </style:tab-stops>
      </style:paragraph-properties>
    </style:style>
    <style:style style:name="T167" style:parent-style-name="DefaultParagraphFont" style:family="text">
      <style:text-properties style:font-name="Calibri" style:font-name-complex="Calibri" fo:color="#0070C0" fo:font-size="12pt" style:font-size-asian="12pt" style:font-size-complex="12pt"/>
    </style:style>
    <style:style style:name="P16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333333" style:letter-kerning="false" fo:language="en" fo:country="US" style:language-asian="en" style:country-asian="US" style:language-complex="ar" style:country-complex="SA" fo:hyphenate="true"/>
    </style:style>
    <style:style style:name="P16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0"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17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2"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17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4"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175" style:parent-style-name="HTMLPreformatted" style:family="paragraph">
      <style:paragraph-properties style:vertical-align="baseline"/>
      <style:text-properties style:font-name="Calibri" style:font-name-complex="Calibri" fo:color="#0070C0" fo:font-size="12pt" style:font-size-asian="12pt" style:font-size-complex="12pt"/>
    </style:style>
    <style:style style:name="P176" style:parent-style-name="HTMLPreformatted" style:family="paragraph">
      <style:paragraph-properties style:vertical-align="baseline"/>
      <style:text-properties style:font-name="Calibri" style:font-name-complex="Calibri" fo:font-size="12pt" style:font-size-asian="12pt" style:font-size-complex="12pt"/>
    </style:style>
    <style:style style:name="P177" style:parent-style-name="HTMLPreformatted" style:family="paragraph">
      <style:paragraph-properties style:vertical-align="baseline"/>
    </style:style>
    <style:style style:name="T178" style:parent-style-name="DefaultParagraphFont" style:family="text">
      <style:text-properties style:font-name="Calibri" style:font-name-complex="Calibri" fo:font-size="12pt" style:font-size-asian="12pt" style:font-size-complex="12pt"/>
    </style:style>
    <style:style style:name="P179" style:parent-style-name="HTMLPreformatted" style:family="paragraph">
      <style:paragraph-properties style:vertical-align="baseline"/>
      <style:text-properties style:font-name="Calibri" style:font-name-complex="Calibri" fo:font-size="12pt" style:font-size-asian="12pt" style:font-size-complex="12pt"/>
    </style:style>
    <style:style style:name="P180" style:parent-style-name="HTMLPreformatted" style:family="paragraph">
      <style:paragraph-properties style:vertical-align="baseline"/>
      <style:text-properties style:font-name="Calibri" style:font-name-complex="Calibri" fo:font-size="12pt" style:font-size-asian="12pt" style:font-size-complex="12pt"/>
    </style:style>
    <style:style style:name="P181" style:parent-style-name="HTMLPreformatted" style:family="paragraph">
      <style:paragraph-properties style:vertical-align="baseline"/>
      <style:text-properties style:font-name="Calibri" style:font-name-complex="Calibri" fo:font-size="12pt" style:font-size-asian="12pt" style:font-size-complex="12pt"/>
    </style:style>
    <style:style style:name="P182" style:parent-style-name="HTMLPreformatted" style:family="paragraph">
      <style:text-properties style:font-name="Calibri" style:font-name-complex="Calibri" fo:font-size="12pt" style:font-size-asian="12pt" style:font-size-complex="12pt"/>
    </style:style>
    <style:style style:name="P183" style:parent-style-name="HTMLPreformatted" style:family="paragraph">
      <style:paragraph-properties style:vertical-align="baseline"/>
      <style:text-properties style:font-name="Calibri" style:font-name-complex="Calibri" fo:font-size="12pt" style:font-size-asian="12pt" style:font-size-complex="12pt"/>
    </style:style>
    <style:style style:name="P184" style:parent-style-name="HTMLPreformatted" style:family="paragraph">
      <style:paragraph-properties style:vertical-align="baseline"/>
      <style:text-properties style:font-name="Calibri" style:font-name-complex="Calibri" fo:font-size="12pt" style:font-size-asian="12pt" style:font-size-complex="12pt"/>
    </style:style>
    <style:style style:name="P185" style:parent-style-name="HTMLPreformatted" style:family="paragraph">
      <style:paragraph-properties style:vertical-align="baseline"/>
    </style:style>
    <style:style style:name="T186" style:parent-style-name="DefaultParagraphFont" style:family="text">
      <style:text-properties style:font-name="Calibri" style:font-name-complex="Calibri" fo:font-size="12pt" style:font-size-asian="12pt" style:font-size-complex="12pt"/>
    </style:style>
    <style:style style:name="P187" style:parent-style-name="HTMLPreformatted" style:family="paragraph">
      <style:paragraph-properties style:vertical-align="baseline"/>
    </style:style>
    <style:style style:name="T188" style:parent-style-name="DefaultParagraphFont" style:family="text">
      <style:text-properties style:font-name="Calibri" style:font-name-complex="Calibri" fo:font-size="12pt" style:font-size-asian="12pt" style:font-size-complex="12pt"/>
    </style:style>
    <style:style style:name="P189" style:parent-style-name="HTMLPreformatted" style:family="paragraph">
      <style:paragraph-properties style:vertical-align="baseline"/>
      <style:text-properties style:font-name="Calibri" style:font-name-complex="Calibri" fo:font-size="12pt" style:font-size-asian="12pt" style:font-size-complex="12pt"/>
    </style:style>
    <style:style style:name="P190" style:parent-style-name="HTMLPreformatted" style:family="paragraph">
      <style:paragraph-properties style:vertical-align="baseline"/>
      <style:text-properties style:font-name="Calibri" style:font-name-complex="Calibri" fo:font-size="12pt" style:font-size-asian="12pt" style:font-size-complex="12pt"/>
    </style:style>
    <style:style style:name="P191" style:parent-style-name="HTMLPreformatted" style:family="paragraph">
      <style:paragraph-properties style:vertical-align="baseline"/>
      <style:text-properties style:font-name="Calibri" style:font-name-complex="Calibri" fo:font-size="12pt" style:font-size-asian="12pt" style:font-size-complex="12pt"/>
    </style:style>
    <style:style style:name="P192" style:parent-style-name="HTMLPreformatted" style:family="paragraph">
      <style:paragraph-properties style:vertical-align="baseline"/>
      <style:text-properties style:font-name="Calibri" style:font-name-complex="Calibri" fo:font-size="12pt" style:font-size-asian="12pt" style:font-size-complex="12pt"/>
    </style:style>
    <style:style style:name="P193" style:parent-style-name="HTMLPreformatted" style:family="paragraph">
      <style:paragraph-properties style:vertical-align="baseline"/>
    </style:style>
    <style:style style:name="T194" style:parent-style-name="DefaultParagraphFont" style:family="text">
      <style:text-properties style:font-name="Calibri" style:font-name-complex="Calibri" fo:font-size="12pt" style:font-size-asian="12pt" style:font-size-complex="12pt"/>
    </style:style>
    <style:style style:name="P195" style:parent-style-name="HTMLPreformatted" style:family="paragraph">
      <style:paragraph-properties style:vertical-align="baseline"/>
      <style:text-properties style:font-name="Calibri" style:font-name-complex="Calibri" fo:font-size="12pt" style:font-size-asian="12pt" style:font-size-complex="12pt"/>
    </style:style>
    <style:style style:name="P196" style:parent-style-name="HTMLPreformatted" style:family="paragraph">
      <style:paragraph-properties style:vertical-align="baseline"/>
      <style:text-properties style:font-name="Calibri" style:font-name-complex="Calibri" fo:font-size="12pt" style:font-size-asian="12pt" style:font-size-complex="12pt"/>
    </style:style>
    <style:style style:name="P197" style:parent-style-name="HTMLPreformatted" style:family="paragraph">
      <style:paragraph-properties style:vertical-align="baseline"/>
      <style:text-properties style:font-name="Calibri" style:font-name-complex="Calibri" fo:font-size="12pt" style:font-size-asian="12pt" style:font-size-complex="12pt"/>
    </style:style>
    <style:style style:name="P198" style:parent-style-name="HTMLPreformatted" style:family="paragraph">
      <style:paragraph-properties style:vertical-align="baseline"/>
      <style:text-properties style:font-name="Calibri" style:font-name-complex="Calibri" fo:font-size="12pt" style:font-size-asian="12pt" style:font-size-complex="12pt"/>
    </style:style>
    <style:style style:name="P199" style:parent-style-name="HTMLPreformatted" style:family="paragraph">
      <style:paragraph-properties style:vertical-align="baseline"/>
      <style:text-properties style:font-name="Calibri" style:font-name-complex="Calibri" fo:font-size="12pt" style:font-size-asian="12pt" style:font-size-complex="12pt"/>
    </style:style>
    <style:style style:name="P200" style:parent-style-name="HTMLPreformatted" style:family="paragraph">
      <style:paragraph-properties style:vertical-align="baseline"/>
      <style:text-properties style:font-name="Calibri" style:font-name-complex="Calibri" fo:font-size="12pt" style:font-size-asian="12pt" style:font-size-complex="12pt"/>
    </style:style>
    <style:style style:name="P201" style:parent-style-name="HTMLPreformatted" style:family="paragraph">
      <style:paragraph-properties style:vertical-align="baseline"/>
    </style:style>
    <style:style style:name="P202" style:parent-style-name="HTMLPreformatted" style:family="paragraph">
      <style:paragraph-properties fo:margin-bottom="0.1041in"/>
      <style:text-properties style:font-name="Calibri" style:font-name-complex="Calibri" fo:color="#0070C0" fo:font-size="12pt" style:font-size-asian="12pt" style:font-size-complex="12pt"/>
    </style:style>
    <style:style style:name="P203" style:parent-style-name="PreformattedText" style:family="paragraph">
      <style:text-properties style:font-name="Calibri" style:font-name-complex="Calibri" fo:color="#00B0F0" fo:font-size="12pt" style:font-size-asian="12pt" style:font-size-complex="12pt" fo:language="en" fo:country="US"/>
    </style:style>
    <style:style style:name="P204" style:parent-style-name="PreformattedText" style:family="paragraph">
      <style:text-properties style:font-name="Calibri" style:font-name-complex="Calibri" fo:color="#212529" fo:font-size="12pt" style:font-size-asian="12pt" style:font-size-complex="12pt" fo:background-color="#F6F9FC"/>
    </style:style>
    <style:style style:name="P205" style:parent-style-name="PreformattedText" style:family="paragraph">
      <style:text-properties style:font-name="Calibri" style:font-name-complex="Calibri" fo:color="#212529" fo:font-size="12pt" style:font-size-asian="12pt" style:font-size-complex="12pt" fo:background-color="#F6F9FC"/>
    </style:style>
    <style:style style:name="P206" style:parent-style-name="PreformattedText" style:family="paragraph">
      <style:text-properties style:font-name="Calibri" style:font-name-complex="Calibri" fo:color="#212529" fo:font-size="12pt" style:font-size-asian="12pt" style:font-size-complex="12pt" fo:background-color="#F6F9FC"/>
    </style:style>
    <style:style style:name="P207" style:parent-style-name="PreformattedText" style:family="paragraph">
      <style:text-properties style:font-name="Calibri" style:font-name-complex="Calibri" fo:color="#212529" fo:font-size="12pt" style:font-size-asian="12pt" style:font-size-complex="12pt" fo:background-color="#F6F9FC"/>
    </style:style>
    <style:style style:name="P208" style:parent-style-name="PreformattedText" style:family="paragraph">
      <style:text-properties style:font-name="Calibri" style:font-name-complex="Calibri" fo:color="#212529" fo:font-size="12pt" style:font-size-asian="12pt" style:font-size-complex="12pt" fo:background-color="#F6F9FC"/>
    </style:style>
    <style:style style:name="P209" style:parent-style-name="PreformattedText" style:family="paragraph">
      <style:text-properties style:font-name="Calibri" style:font-name-complex="Calibri" fo:color="#212529" fo:font-size="12pt" style:font-size-asian="12pt" style:font-size-complex="12pt" fo:background-color="#F6F9FC"/>
    </style:style>
    <style:style style:name="P210" style:parent-style-name="PreformattedText" style:family="paragraph">
      <style:text-properties style:font-name="Calibri" style:font-name-complex="Calibri" fo:color="#212529" fo:font-size="12pt" style:font-size-asian="12pt" style:font-size-complex="12pt" fo:background-color="#F6F9FC" fo:language="en" fo:country="US"/>
    </style:style>
    <style:style style:name="P211" style:parent-style-name="PreformattedText" style:family="paragraph">
      <style:text-properties style:font-name="Calibri" style:font-name-complex="Calibri" fo:font-size="12pt" style:font-size-asian="12pt" style:font-size-complex="12pt" fo:language="en" fo:country="US"/>
    </style:style>
    <style:style style:name="P212" style:parent-style-name="PreformattedText" style:family="paragraph">
      <style:text-properties style:font-name="Calibri" style:font-name-complex="Calibri" fo:font-size="12pt" style:font-size-asian="12pt" style:font-size-complex="12pt" fo:language="en" fo:country="US"/>
    </style:style>
    <style:style style:name="P213" style:parent-style-name="PreformattedText" style:family="paragraph">
      <style:text-properties style:font-name="Calibri" style:font-name-complex="Calibri" fo:font-size="12pt" style:font-size-asian="12pt" style:font-size-complex="12pt" fo:language="en" fo:country="US"/>
    </style:style>
    <style:style style:name="P214" style:parent-style-name="PreformattedText" style:family="paragraph">
      <style:text-properties style:font-name="Calibri" style:font-name-complex="Calibri" fo:font-size="12pt" style:font-size-asian="12pt" style:font-size-complex="12pt" fo:language="en" fo:country="US"/>
    </style:style>
    <style:style style:name="P215" style:parent-style-name="PreformattedText" style:family="paragraph">
      <style:text-properties style:font-name="Calibri" style:font-name-complex="Calibri" fo:font-size="12pt" style:font-size-asian="12pt" style:font-size-complex="12pt" fo:language="en" fo:country="US"/>
    </style:style>
    <style:style style:name="P216" style:parent-style-name="PreformattedText" style:family="paragraph">
      <style:text-properties style:font-name="Calibri" style:font-name-complex="Calibri" fo:font-size="12pt" style:font-size-asian="12pt" style:font-size-complex="12pt" fo:language="en" fo:country="US"/>
    </style:style>
    <style:style style:name="P217" style:parent-style-name="PreformattedText" style:family="paragraph">
      <style:text-properties style:font-name="Calibri" style:font-name-complex="Calibri" fo:font-size="12pt" style:font-size-asian="12pt" style:font-size-complex="12pt" fo:language="en" fo:country="US"/>
    </style:style>
    <style:style style:name="P218" style:parent-style-name="PreformattedText" style:family="paragraph">
      <style:text-properties style:font-name="Calibri" style:font-name-complex="Calibri" fo:font-size="12pt" style:font-size-asian="12pt" style:font-size-complex="12pt" fo:language="en" fo:country="US"/>
    </style:style>
    <style:style style:name="P219" style:parent-style-name="PreformattedText" style:family="paragraph">
      <style:text-properties style:font-name="Calibri" style:font-name-complex="Calibri" fo:font-size="12pt" style:font-size-asian="12pt" style:font-size-complex="12pt" fo:language="en" fo:country="US"/>
    </style:style>
    <style:style style:name="P220" style:parent-style-name="PreformattedText" style:family="paragraph">
      <style:text-properties style:font-name="Calibri" style:font-name-complex="Calibri" fo:font-size="12pt" style:font-size-asian="12pt" style:font-size-complex="12pt" fo:language="en" fo:country="US"/>
    </style:style>
    <style:style style:name="P221" style:parent-style-name="PreformattedText" style:family="paragraph">
      <style:text-properties style:font-name="Calibri" style:font-name-complex="Calibri" fo:font-size="12pt" style:font-size-asian="12pt" style:font-size-complex="12pt" fo:language="en" fo:country="US"/>
    </style:style>
    <style:style style:name="P222" style:parent-style-name="PreformattedText" style:family="paragraph">
      <style:text-properties style:font-name="Calibri" style:font-name-complex="Calibri" fo:font-size="12pt" style:font-size-asian="12pt" style:font-size-complex="12pt" fo:language="en" fo:country="US"/>
    </style:style>
    <style:style style:name="P223" style:parent-style-name="PreformattedText" style:family="paragraph">
      <style:text-properties style:font-name="Calibri" style:font-name-complex="Calibri" fo:font-size="12pt" style:font-size-asian="12pt" style:font-size-complex="12pt" fo:language="en" fo:country="US"/>
    </style:style>
    <style:style style:name="P224" style:parent-style-name="PreformattedText" style:family="paragraph">
      <style:text-properties style:font-name="Calibri" style:font-name-complex="Calibri" fo:color="#FF0000" fo:font-size="12pt" style:font-size-asian="12pt" style:font-size-complex="12pt" fo:language="en" fo:country="US"/>
    </style:style>
    <style:style style:name="P225" style:parent-style-name="PreformattedText" style:family="paragraph">
      <style:text-properties style:font-name="Calibri" style:font-name-complex="Calibri" fo:color="#FF0000" fo:font-size="12pt" style:font-size-asian="12pt" style:font-size-complex="12pt" fo:language="en" fo:country="US"/>
    </style:style>
    <style:style style:name="T226" style:parent-style-name="DefaultParagraphFont" style:family="text">
      <style:text-properties style:font-name="Calibri" style:font-name-complex="Calibri" fo:color="#212529" fo:font-size="12pt" style:font-size-asian="12pt" style:font-size-complex="12pt" fo:background-color="#F6F9FC"/>
    </style:style>
    <style:style style:name="P227" style:parent-style-name="PreformattedText" style:family="paragraph">
      <style:text-properties style:font-name="Calibri" style:font-name-complex="Calibri" fo:font-size="12pt" style:font-size-asian="12pt" style:font-size-complex="12pt" fo:language="en" fo:country="US"/>
    </style:style>
    <style:style style:name="P228" style:parent-style-name="PreformattedText" style:family="paragraph">
      <style:text-properties style:font-name="Calibri" style:font-name-complex="Calibri" fo:font-size="12pt" style:font-size-asian="12pt" style:font-size-complex="12pt" fo:language="en" fo:country="US"/>
    </style:style>
    <style:style style:name="P229"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30" style:parent-style-name="PreformattedText" style:family="paragraph">
      <style:text-properties style:font-name="Calibri" style:font-name-complex="Calibri" fo:font-size="12pt" style:font-size-asian="12pt" style:font-size-complex="12pt" fo:language="en" fo:country="US"/>
    </style:style>
    <style:style style:name="P231" style:parent-style-name="PreformattedText" style:family="paragraph">
      <style:text-properties style:font-name="Calibri" style:font-name-complex="Calibri" fo:font-size="12pt" style:font-size-asian="12pt" style:font-size-complex="12pt" fo:language="en" fo:country="US"/>
    </style:style>
    <style:style style:name="P232"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33"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T234" style:parent-style-name="Emphasis" style:family="text">
      <style:text-properties style:font-name="Calibri" style:font-name-complex="Calibri" fo:color="#242424" fo:letter-spacing="-0.0034in" fo:font-size="12pt" style:font-size-asian="12pt" style:font-size-complex="12pt" fo:background-color="#F2F2F2"/>
    </style:style>
    <style:style style:name="P235"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36"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37"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38"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39"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40"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41"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T242" style:parent-style-name="Emphasis" style:family="text">
      <style:text-properties style:font-name="Calibri" style:font-name-complex="Calibri" fo:font-style="normal" style:font-style-asian="normal" style:font-style-complex="normal" fo:color="#242424" fo:letter-spacing="-0.0034in" fo:font-size="12pt" style:font-size-asian="12pt" style:font-size-complex="12pt" fo:background-color="#00FF00"/>
    </style:style>
    <style:style style:name="T243" style:parent-style-name="DefaultParagraphFont" style:family="text">
      <style:text-properties style:font-name="Calibri" style:font-name-asian="Times New Roman" style:font-name-complex="Calibri" style:letter-kerning="false" fo:font-size="12pt" style:font-size-asian="12pt" style:font-size-complex="12pt" fo:background-color="#00FF00" fo:language="en" fo:country="US" style:language-asian="en" style:country-asian="US" style:language-complex="ar" style:country-complex="SA"/>
    </style:style>
    <style:style style:name="T244" style:parent-style-name="Emphasis" style:family="text">
      <style:text-properties style:font-name="Calibri" style:font-name-complex="Calibri" fo:font-style="normal" style:font-style-asian="normal" style:font-style-complex="normal" fo:color="#242424" fo:letter-spacing="-0.0034in" fo:font-size="12pt" style:font-size-asian="12pt" style:font-size-complex="12pt" fo:background-color="#00FF00"/>
    </style:style>
    <style:style style:name="T245" style:parent-style-name="Emphasis" style:family="text">
      <style:text-properties style:font-name="Calibri" style:font-name-complex="Calibri" fo:font-style="normal" style:font-style-asian="normal" style:font-style-complex="normal" fo:color="#242424" fo:letter-spacing="-0.0034in" fo:font-size="12pt" style:font-size-asian="12pt" style:font-size-complex="12pt" fo:background-color="#F2F2F2"/>
    </style:style>
    <style:style style:name="P24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7"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248"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49" style:parent-style-name="Normal" style:family="paragraph">
      <style:paragraph-properties style:vertical-align="auto" style:line-height-at-least="0.1979in" fo:background-color="#FFFFFF"/>
      <style:text-properties fo:hyphenate="true"/>
    </style:style>
    <style:style style:name="T250"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T251"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252"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253"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54"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55"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56" style:parent-style-name="Normal" style:family="paragraph">
      <style:paragraph-properties style:vertical-align="auto" style:line-height-at-least="0.1979in" fo:background-color="#FFFFFF"/>
      <style:text-properties fo:hyphenate="true"/>
    </style:style>
    <style:style style:name="T257" style:parent-style-name="DefaultParagraphFont" style:family="text">
      <style:text-properties style:font-name="Calibri" style:font-name-complex="Calibri" fo:color="#242424" fo:letter-spacing="-0.0034in" fo:background-color="#F2F2F2"/>
    </style:style>
    <style:style style:name="T258" style:parent-style-name="Emphasis" style:family="text">
      <style:text-properties style:font-name="Calibri" style:font-name-complex="Calibri" fo:color="#242424" fo:letter-spacing="-0.0034in" fo:background-color="#F2F2F2"/>
    </style:style>
    <style:style style:name="T259" style:parent-style-name="DefaultParagraphFont" style:family="text">
      <style:text-properties style:font-name="Calibri" style:font-name-complex="Calibri" fo:color="#242424" fo:letter-spacing="-0.0034in" fo:background-color="#F2F2F2"/>
    </style:style>
    <style:style style:name="P260"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61" style:parent-style-name="Normal" style:family="paragraph">
      <style:paragraph-properties style:vertical-align="auto" style:line-height-at-least="0.1979in" fo:background-color="#FFFFFF"/>
      <style:text-properties fo:hyphenate="true"/>
    </style:style>
    <style:style style:name="T262" style:parent-style-name="Emphasis" style:family="text">
      <style:text-properties style:font-name="Calibri" style:font-name-complex="Calibri" fo:color="#242424" fo:letter-spacing="-0.0034in" fo:background-color="#F2F2F2"/>
    </style:style>
    <style:style style:name="P263"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64"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65"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66"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67"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68"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69"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0"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1"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2"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3"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4"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5"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6"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7"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8"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9"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0"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1"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2"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3"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4"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5"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6"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7"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8"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9"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0"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1"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2"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3"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4"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5"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6"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7"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8"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9" style:parent-style-name="Normal" style:family="paragraph">
      <style:paragraph-properties style:vertical-align="auto" style:line-height-at-least="0.1979in" fo:background-color="#FFFFFF"/>
      <style:text-properties fo:hyphenate="true"/>
    </style:style>
    <style:style style:name="T300" style:parent-style-name="DefaultParagraphFont" style:family="text">
      <style:text-properties style:font-name="Calibri" style:font-name-asian="Times New Roman" style:font-name-complex="Calibri" fo:color="#23302D" style:letter-kerning="false" fo:language="en" fo:country="US" style:language-asian="en" style:country-asian="US" style:language-complex="ar" style:country-complex="SA"/>
    </style:style>
    <style:style style:name="P301" style:parent-style-name="PreformattedText" style:family="paragraph">
      <style:text-properties style:font-name="Calibri" style:font-name-complex="Calibri" fo:font-size="12pt" style:font-size-asian="12pt" style:font-size-complex="12pt"/>
    </style:style>
    <style:style style:name="P302" style:parent-style-name="Normal" style:family="paragraph">
      <style:paragraph-properties style:vertical-align="auto" style:line-height-at-least="0.1979in" fo:background-color="#FFFFFF"/>
      <style:text-properties fo:hyphenate="true"/>
    </style:style>
    <style:style style:name="T30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04"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05" style:parent-style-name="Normal" style:family="paragraph">
      <style:paragraph-properties style:vertical-align="auto" style:line-height-at-least="0.1979in" fo:background-color="#FFFFFF"/>
      <style:text-properties fo:hyphenate="true"/>
    </style:style>
    <style:style style:name="T30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07"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T30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09"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10" style:parent-style-name="Normal" style:family="paragraph">
      <style:paragraph-properties style:vertical-align="auto" style:line-height-at-least="0.1979in" fo:background-color="#FFFFFF"/>
      <style:text-properties fo:hyphenate="true"/>
    </style:style>
    <style:style style:name="T311"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12"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T31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14"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15" style:parent-style-name="Normal" style:family="paragraph">
      <style:paragraph-properties style:vertical-align="auto" style:line-height-at-least="0.1979in" fo:background-color="#FFFFFF"/>
      <style:text-properties fo:hyphenate="true"/>
    </style:style>
    <style:style style:name="T316"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17"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18"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319"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320" style:parent-style-name="Normal" style:family="paragraph">
      <style:paragraph-properties style:vertical-align="auto" style:line-height-at-least="0.1979in" fo:background-color="#FFFFFF"/>
      <style:text-properties fo:hyphenate="true"/>
    </style:style>
    <style:style style:name="T321"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22"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23" style:parent-style-name="Normal" style:family="paragraph">
      <style:paragraph-properties style:vertical-align="auto" style:line-height-at-least="0.1979in" fo:background-color="#FFFFFF"/>
      <style:text-properties fo:hyphenate="true"/>
    </style:style>
    <style:style style:name="T32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25"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26" style:parent-style-name="PreformattedText" style:family="paragraph">
      <style:text-properties style:font-name="Calibri" style:font-name-complex="Calibri" fo:font-size="12pt" style:font-size-asian="12pt" style:font-size-complex="12pt"/>
    </style:style>
    <style:style style:name="P32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8" style:parent-style-name="DefaultParagraphFont" style:family="text">
      <style:text-properties style:font-name="Calibri" style:font-name-asian="Times New Roman" style:font-name-complex="Calibri" fo:color="#5B9BD5" style:letter-kerning="false" fo:language="en" fo:country="US" style:language-asian="en" style:country-asian="US" style:language-complex="ar" style:country-complex="SA"/>
    </style:style>
    <style:style style:name="P329" style:parent-style-name="PreformattedText" style:family="paragraph">
      <style:text-properties style:font-name="Calibri" style:font-name-complex="Calibri" fo:color="#5B9BD5" fo:font-size="12pt" style:font-size-asian="12pt" style:font-size-complex="12pt" fo:language="en" fo:country="US"/>
    </style:style>
    <style:style style:name="P330" style:parent-style-name="PreformattedText" style:family="paragraph">
      <style:text-properties style:font-name="Calibri" style:font-name-complex="Calibri" fo:color="#5B9BD5" fo:font-size="12pt" style:font-size-asian="12pt" style:font-size-complex="12pt" fo:language="en" fo:country="US"/>
    </style:style>
    <style:style style:name="P331" style:parent-style-name="PreformattedText" style:family="paragraph">
      <style:text-properties style:font-name="Calibri" style:font-name-complex="Calibri" fo:color="#5B9BD5" fo:font-size="12pt" style:font-size-asian="12pt" style:font-size-complex="12pt" fo:language="en" fo:country="US"/>
    </style:style>
    <style:style style:name="P332" style:parent-style-name="PreformattedText" style:family="paragraph">
      <style:text-properties style:font-name="Calibri" style:font-name-complex="Calibri" fo:color="#5B9BD5" fo:font-size="12pt" style:font-size-asian="12pt" style:font-size-complex="12pt" fo:language="en" fo:country="US"/>
    </style:style>
    <style:style style:name="P333" style:parent-style-name="PreformattedText" style:family="paragraph">
      <style:text-properties style:font-name="Calibri" style:font-name-complex="Calibri" fo:color="#5B9BD5" fo:font-size="12pt" style:font-size-asian="12pt" style:font-size-complex="12pt" fo:language="en" fo:country="US"/>
    </style:style>
    <style:style style:name="P334" style:parent-style-name="PreformattedText" style:family="paragraph">
      <style:text-properties style:font-name="Calibri" style:font-name-complex="Calibri" fo:color="#5B9BD5" fo:font-size="12pt" style:font-size-asian="12pt" style:font-size-complex="12pt" fo:language="en" fo:country="US"/>
    </style:style>
    <style:style style:name="P335" style:parent-style-name="PreformattedText" style:family="paragraph">
      <style:text-properties style:font-name="Calibri" style:font-name-complex="Calibri" fo:color="#5B9BD5" fo:font-size="12pt" style:font-size-asian="12pt" style:font-size-complex="12pt" fo:language="en" fo:country="US"/>
    </style:style>
    <style:style style:name="P336" style:parent-style-name="PreformattedText" style:family="paragraph">
      <style:text-properties style:font-name="Calibri" style:font-name-complex="Calibri" fo:color="#5B9BD5" fo:font-size="12pt" style:font-size-asian="12pt" style:font-size-complex="12pt" fo:language="en" fo:country="US"/>
    </style:style>
    <style:style style:name="P337" style:parent-style-name="PreformattedText" style:family="paragraph">
      <style:text-properties style:font-name="Calibri" style:font-name-complex="Calibri" fo:color="#5B9BD5" fo:font-size="12pt" style:font-size-asian="12pt" style:font-size-complex="12pt" fo:language="en" fo:country="US"/>
    </style:style>
    <style:style style:name="P338" style:parent-style-name="PreformattedText" style:family="paragraph">
      <style:text-properties style:font-name="Calibri" style:font-name-complex="Calibri" fo:color="#5B9BD5" fo:font-size="12pt" style:font-size-asian="12pt" style:font-size-complex="12pt" fo:language="en" fo:country="US"/>
    </style:style>
    <style:style style:name="P339" style:parent-style-name="PreformattedText" style:family="paragraph">
      <style:text-properties style:font-name="Calibri" style:font-name-complex="Calibri" fo:color="#5B9BD5" fo:font-size="12pt" style:font-size-asian="12pt" style:font-size-complex="12pt" fo:language="en" fo:country="US"/>
    </style:style>
    <style:style style:name="P340" style:parent-style-name="PreformattedText" style:family="paragraph">
      <style:text-properties style:font-name="Calibri" style:font-name-complex="Calibri" fo:color="#5B9BD5" fo:font-size="12pt" style:font-size-asian="12pt" style:font-size-complex="12pt" fo:language="en" fo:country="US"/>
    </style:style>
    <style:style style:name="P341" style:parent-style-name="PreformattedText" style:family="paragraph">
      <style:text-properties style:font-name="Calibri" style:font-name-complex="Calibri" fo:color="#5B9BD5" fo:font-size="12pt" style:font-size-asian="12pt" style:font-size-complex="12pt" fo:language="en" fo:country="US"/>
    </style:style>
    <style:style style:name="P342" style:parent-style-name="PreformattedText" style:family="paragraph">
      <style:text-properties style:font-name="Calibri" style:font-name-complex="Calibri" fo:color="#5B9BD5" fo:font-size="12pt" style:font-size-asian="12pt" style:font-size-complex="12pt" fo:language="en" fo:country="US"/>
    </style:style>
    <style:style style:name="P343" style:parent-style-name="PreformattedText" style:family="paragraph">
      <style:text-properties style:font-name="Calibri" style:font-name-complex="Calibri" fo:font-size="12pt" style:font-size-asian="12pt" style:font-size-complex="12pt" fo:language="en" fo:country="US"/>
    </style:style>
    <style:style style:name="P344" style:parent-style-name="PreformattedText" style:family="paragraph">
      <style:text-properties style:font-name="Calibri" style:font-name-complex="Calibri" fo:color="#5B9BD5" fo:font-size="12pt" style:font-size-asian="12pt" style:font-size-complex="12pt" fo:language="en" fo:country="US"/>
    </style:style>
    <style:style style:name="P345" style:parent-style-name="PreformattedText" style:family="paragraph">
      <style:text-properties style:font-name="Calibri" style:font-name-complex="Calibri" fo:font-size="12pt" style:font-size-asian="12pt" style:font-size-complex="12pt" fo:language="en" fo:country="US"/>
    </style:style>
    <style:style style:name="P346" style:parent-style-name="PreformattedText" style:family="paragraph">
      <style:text-properties style:font-name="Calibri" style:font-name-complex="Calibri" fo:font-size="12pt" style:font-size-asian="12pt" style:font-size-complex="12pt" fo:language="en" fo:country="US"/>
    </style:style>
    <style:style style:name="P347" style:parent-style-name="PreformattedText" style:family="paragraph">
      <style:text-properties style:font-name="Calibri" style:font-name-complex="Calibri" fo:font-size="12pt" style:font-size-asian="12pt" style:font-size-complex="12pt" fo:language="en" fo:country="US"/>
    </style:style>
    <style:style style:name="T348" style:parent-style-name="DefaultParagraphFont" style:family="text">
      <style:text-properties style:font-name="Calibri" style:font-name-complex="Calibri" fo:font-size="12pt" style:font-size-asian="12pt" style:font-size-complex="12pt" fo:language="en" fo:country="US"/>
    </style:style>
    <style:style style:name="P349" style:parent-style-name="PreformattedText" style:family="paragraph">
      <style:text-properties style:font-name="Calibri" style:font-name-complex="Calibri" fo:color="#C00000" fo:font-size="12pt" style:font-size-asian="12pt" style:font-size-complex="12pt" fo:language="en" fo:country="US"/>
    </style:style>
    <style:style style:name="P350" style:parent-style-name="PreformattedText" style:family="paragraph">
      <style:text-properties style:font-name="Calibri" style:font-name-complex="Calibri" fo:color="#C00000" fo:font-size="12pt" style:font-size-asian="12pt" style:font-size-complex="12pt" fo:language="en" fo:country="US"/>
    </style:style>
    <style:style style:name="P351" style:parent-style-name="PreformattedText" style:family="paragraph">
      <style:text-properties style:font-name="Calibri" style:font-name-complex="Calibri" fo:font-size="12pt" style:font-size-asian="12pt" style:font-size-complex="12pt" fo:language="en" fo:country="US"/>
    </style:style>
    <style:style style:name="P352" style:parent-style-name="PreformattedText" style:family="paragraph">
      <style:text-properties style:font-name="Calibri" style:font-name-complex="Calibri" fo:font-size="12pt" style:font-size-asian="12pt" style:font-size-complex="12pt" fo:language="en" fo:country="US"/>
    </style:style>
    <style:style style:name="P353" style:parent-style-name="PreformattedText" style:family="paragraph">
      <style:text-properties style:font-name="Calibri" style:font-name-complex="Calibri" fo:font-size="12pt" style:font-size-asian="12pt" style:font-size-complex="12pt" fo:language="en" fo:country="US"/>
    </style:style>
    <style:style style:name="P354" style:parent-style-name="PreformattedText" style:family="paragraph">
      <style:text-properties style:font-name="Calibri" style:font-name-complex="Calibri" fo:font-size="12pt" style:font-size-asian="12pt" style:font-size-complex="12pt" fo:language="en" fo:country="US"/>
    </style:style>
    <style:style style:name="P355" style:parent-style-name="PreformattedText" style:family="paragraph">
      <style:text-properties style:font-name="Calibri" style:font-name-complex="Calibri" fo:font-size="12pt" style:font-size-asian="12pt" style:font-size-complex="12pt" fo:language="en" fo:country="US"/>
    </style:style>
    <style:style style:name="P356" style:parent-style-name="PreformattedText" style:family="paragraph">
      <style:text-properties style:font-name="Calibri" style:font-name-complex="Calibri" fo:font-size="12pt" style:font-size-asian="12pt" style:font-size-complex="12pt" fo:language="en" fo:country="US"/>
    </style:style>
    <style:style style:name="P357" style:parent-style-name="PreformattedText" style:family="paragraph">
      <style:text-properties style:font-name="Calibri" style:font-name-complex="Calibri" fo:font-size="12pt" style:font-size-asian="12pt" style:font-size-complex="12pt" fo:language="en" fo:country="US"/>
    </style:style>
    <style:style style:name="P358" style:parent-style-name="PreformattedText" style:family="paragraph">
      <style:text-properties style:font-name="Calibri" style:font-name-complex="Calibri" fo:font-size="12pt" style:font-size-asian="12pt" style:font-size-complex="12pt" fo:language="en" fo:country="US"/>
    </style:style>
    <style:style style:name="P359" style:parent-style-name="PreformattedText" style:family="paragraph">
      <style:text-properties style:font-name="Calibri" style:font-name-complex="Calibri" fo:font-size="12pt" style:font-size-asian="12pt" style:font-size-complex="12pt" fo:language="en" fo:country="US"/>
    </style:style>
    <style:style style:name="P360" style:parent-style-name="PreformattedText" style:family="paragraph">
      <style:text-properties style:font-name="Calibri" style:font-name-complex="Calibri" fo:font-size="12pt" style:font-size-asian="12pt" style:font-size-complex="12pt" fo:language="en" fo:country="US"/>
    </style:style>
    <style:style style:name="P361"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62"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63"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64"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65"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66"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67"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68" style:parent-style-name="Normal" style:list-style-name="LFO3" style:family="paragraph">
      <style:paragraph-properties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69" style:parent-style-name="Normal" style:family="paragraph">
      <style:paragraph-properties fo:margin-bottom="0.1833in"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0" style:parent-style-name="Normal" style:family="paragraph">
      <style:paragraph-properties fo:margin-bottom="0.1833in"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1"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2"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3"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4" style:parent-style-name="PreformattedText" style:family="paragraph">
      <style:text-properties style:font-name="Calibri" style:font-name-complex="Calibri" fo:font-size="12pt" style:font-size-asian="12pt" style:font-size-complex="12pt" fo:language="en" fo:country="US"/>
    </style:style>
    <style:style style:name="P375"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6"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7"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8"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9" style:parent-style-name="Normal" style:family="paragraph">
      <style:paragraph-properties style:vertical-align="auto"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42424" fo:letter-spacing="-0.0034in" style:letter-kerning="false" fo:language="en" fo:country="US" style:language-asian="en" style:country-asian="US" style:language-complex="ar" style:country-complex="SA" fo:hyphenate="true"/>
    </style:style>
    <style:style style:name="P380" style:parent-style-name="Normal" style:family="paragraph">
      <style:paragraph-properties style:vertical-align="auto"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1" style:parent-style-name="DefaultParagraphFont" style:family="text">
      <style:text-properties style:font-name="Calibri" style:font-name-asian="Times New Roman" style:font-name-complex="Calibri" fo:color="#242424" fo:letter-spacing="-0.0034in" style:letter-kerning="false" fo:language="en" fo:country="US" style:language-asian="en" style:country-asian="US" style:language-complex="ar" style:country-complex="SA"/>
    </style:style>
    <style:style style:name="P382"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T383" style:parent-style-name="DefaultParagraphFont" style:family="text">
      <style:text-properties style:font-name="Calibri" style:font-name-complex="Calibri" fo:color="#242424" fo:letter-spacing="-0.0034in" fo:font-size="12pt" style:font-size-asian="12pt" style:font-size-complex="12pt" fo:background-color="#F2F2F2"/>
    </style:style>
    <style:style style:name="T384" style:parent-style-name="DefaultParagraphFont" style:family="text">
      <style:text-properties style:font-name="Calibri" style:font-name-complex="Calibri" fo:color="#242424" fo:letter-spacing="-0.0034in" fo:font-size="12pt" style:font-size-asian="12pt" style:font-size-complex="12pt"/>
    </style:style>
    <style:style style:name="T385" style:parent-style-name="DefaultParagraphFont" style:family="text">
      <style:text-properties style:font-name="Calibri" style:font-name-complex="Calibri" fo:color="#242424" fo:letter-spacing="-0.0034in" fo:font-size="12pt" style:font-size-asian="12pt" style:font-size-complex="12pt" fo:background-color="#F2F2F2"/>
    </style:style>
    <style:style style:name="T386" style:parent-style-name="DefaultParagraphFont" style:family="text">
      <style:text-properties style:font-name="Calibri" style:font-name-complex="Calibri" fo:color="#242424" fo:letter-spacing="-0.0034in" fo:font-size="12pt" style:font-size-asian="12pt" style:font-size-complex="12pt"/>
    </style:style>
    <style:style style:name="T387" style:parent-style-name="DefaultParagraphFont" style:family="text">
      <style:text-properties style:font-name="Calibri" style:font-name-complex="Calibri" fo:color="#242424" fo:letter-spacing="-0.0034in" fo:font-size="12pt" style:font-size-asian="12pt" style:font-size-complex="12pt" fo:background-color="#F2F2F2"/>
    </style:style>
    <style:style style:name="P388" style:parent-style-name="HTMLPreformatted" style:family="paragraph">
      <style:paragraph-properties style:vertical-align="baseline" fo:margin-bottom="0.1041in"/>
      <style:text-properties style:font-name="Calibri" style:font-name-complex="Calibri" fo:color="#000000" fo:font-size="12pt" style:font-size-asian="12pt" style:font-size-complex="12pt"/>
    </style:style>
    <style:style style:name="P389" style:parent-style-name="Normal" style:family="paragraph">
      <style:paragraph-properties fo:text-align="justify" style:vertical-align="auto"/>
      <style:text-properties style:font-name="Calibri" style:font-name-complex="Calibri" fo:color="#000000" fo:hyphenate="true"/>
    </style:style>
    <style:style style:name="P390" style:parent-style-name="Normal" style:family="paragraph">
      <style:paragraph-properties fo:text-align="justify" style:vertical-align="auto"/>
      <style:text-properties style:font-name="Calibri" style:font-name-complex="Calibri" fo:color="#000000" fo:hyphenate="true"/>
    </style:style>
    <style:style style:name="P391" style:parent-style-name="Normal" style:family="paragraph">
      <style:paragraph-properties fo:text-align="justify" style:vertical-align="auto"/>
      <style:text-properties style:font-name="Calibri" style:font-name-complex="Calibri" fo:color="#000000" fo:hyphenate="true"/>
    </style:style>
    <style:style style:name="P392" style:parent-style-name="Normal" style:family="paragraph">
      <style:paragraph-properties fo:text-align="justify" style:vertical-align="auto"/>
      <style:text-properties style:font-name="Calibri" style:font-name-complex="Calibri" fo:hyphenate="true"/>
    </style:style>
    <style:style style:name="P393" style:parent-style-name="Normal" style:family="paragraph">
      <style:paragraph-properties fo:text-align="justify" style:vertical-align="auto"/>
      <style:text-properties style:font-name="Calibri" style:font-name-complex="Calibri" fo:hyphenate="true"/>
    </style:style>
    <style:style style:name="P394" style:parent-style-name="Normal" style:family="paragraph">
      <style:paragraph-properties fo:text-align="justify" style:vertical-align="auto"/>
      <style:text-properties style:font-name="Calibri" style:font-name-complex="Calibri" fo:hyphenate="true"/>
    </style:style>
    <style:style style:name="P395" style:parent-style-name="Normal" style:family="paragraph">
      <style:paragraph-properties fo:text-align="justify" style:vertical-align="auto"/>
      <style:text-properties style:font-name="Calibri" style:font-name-complex="Calibri" fo:hyphenate="true"/>
    </style:style>
    <style:style style:name="P39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97" style:parent-style-name="Normal" style:family="paragraph">
      <style:paragraph-properties fo:text-align="justify" style:vertical-align="auto"/>
      <style:text-properties style:font-name="Calibri" style:font-name-complex="Calibri" fo:hyphenate="true"/>
    </style:style>
    <style:style style:name="P398" style:parent-style-name="Normal" style:family="paragraph">
      <style:paragraph-properties fo:text-align="justify" style:vertical-align="auto"/>
      <style:text-properties style:font-name="Calibri" style:font-name-complex="Calibri" fo:hyphenate="true"/>
    </style:style>
    <style:style style:name="P399" style:parent-style-name="Normal" style:family="paragraph">
      <style:paragraph-properties fo:text-align="justify" style:vertical-align="auto"/>
      <style:text-properties style:font-name="Calibri" style:font-name-complex="Calibri" fo:hyphenate="true"/>
    </style:style>
    <style:style style:name="P400" style:parent-style-name="Normal" style:family="paragraph">
      <style:paragraph-properties fo:text-align="justify" style:vertical-align="auto"/>
      <style:text-properties style:font-name="Calibri" style:font-name-complex="Calibri" fo:color="#000000" fo:hyphenate="true"/>
    </style:style>
    <style:style style:name="P401" style:parent-style-name="Normal" style:family="paragraph">
      <style:paragraph-properties fo:text-align="justify" style:vertical-align="auto"/>
      <style:text-properties style:font-name="Calibri" style:font-name-complex="Calibri" fo:hyphenate="true"/>
    </style:style>
    <style:style style:name="P402" style:parent-style-name="Normal" style:family="paragraph">
      <style:paragraph-properties fo:text-align="justify" style:vertical-align="auto"/>
      <style:text-properties style:font-name="Calibri" style:font-name-complex="Calibri" fo:hyphenate="true"/>
    </style:style>
    <style:style style:name="P403" style:parent-style-name="Normal" style:family="paragraph">
      <style:paragraph-properties fo:text-align="justify" style:vertical-align="auto"/>
      <style:text-properties style:font-name="Calibri" style:font-name-complex="Calibri" fo:hyphenate="true"/>
    </style:style>
    <style:style style:name="P404" style:parent-style-name="Normal" style:family="paragraph">
      <style:paragraph-properties fo:text-align="justify" style:vertical-align="auto"/>
      <style:text-properties style:font-name="Calibri" style:font-name-complex="Calibri" fo:color="#000000" fo:hyphenate="true"/>
    </style:style>
    <style:style style:name="P405" style:parent-style-name="Normal" style:family="paragraph">
      <style:paragraph-properties fo:text-align="justify" style:vertical-align="auto"/>
      <style:text-properties style:font-name="Calibri" style:font-name-complex="Calibri" fo:hyphenate="true"/>
    </style:style>
    <style:style style:name="P406" style:parent-style-name="Normal" style:family="paragraph">
      <style:paragraph-properties fo:text-align="justify" style:vertical-align="auto"/>
      <style:text-properties style:font-name="Calibri" style:font-name-complex="Calibri" fo:hyphenate="true"/>
    </style:style>
    <style:style style:name="P407" style:parent-style-name="Normal" style:family="paragraph">
      <style:paragraph-properties fo:text-align="justify" style:vertical-align="auto"/>
      <style:text-properties style:font-name="Calibri" style:font-name-complex="Calibri" fo:hyphenate="true"/>
    </style:style>
    <style:style style:name="P408" style:parent-style-name="Normal" style:family="paragraph">
      <style:paragraph-properties fo:text-align="justify" style:vertical-align="auto"/>
      <style:text-properties style:font-name="Calibri" style:font-name-complex="Calibri" fo:hyphenate="true"/>
    </style:style>
    <style:style style:name="P409" style:parent-style-name="Normal" style:family="paragraph">
      <style:paragraph-properties fo:text-align="justify" style:vertical-align="auto"/>
      <style:text-properties style:font-name="Calibri" style:font-name-complex="Calibri" fo:hyphenate="true"/>
    </style:style>
    <style:style style:name="P410" style:parent-style-name="Normal" style:family="paragraph">
      <style:paragraph-properties fo:text-align="justify" style:vertical-align="auto"/>
      <style:text-properties style:font-name="Calibri" style:font-name-complex="Calibri" fo:hyphenate="true"/>
    </style:style>
    <style:style style:name="P411" style:parent-style-name="Normal" style:family="paragraph">
      <style:paragraph-properties fo:text-align="justify" style:vertical-align="auto"/>
      <style:text-properties style:font-name="Calibri" style:font-name-complex="Calibri" fo:hyphenate="true"/>
    </style:style>
    <style:style style:name="P412" style:parent-style-name="Normal" style:family="paragraph">
      <style:paragraph-properties fo:text-align="justify" style:vertical-align="auto"/>
      <style:text-properties style:font-name="Calibri" style:font-name-complex="Calibri" fo:hyphenate="true"/>
    </style:style>
    <style:style style:name="P413" style:parent-style-name="Normal" style:family="paragraph">
      <style:paragraph-properties fo:break-before="page"/>
      <style:text-properties style:font-name="Calibri" style:font-name-complex="Calibri" fo:hyphenate="true"/>
    </style:style>
    <style:style style:name="P414" style:parent-style-name="Normal" style:family="paragraph">
      <style:paragraph-properties fo:text-align="justify" style:vertical-align="auto"/>
      <style:text-properties style:font-name="Calibri" style:font-name-complex="Calibri" fo:hyphenate="true"/>
    </style:style>
    <style:style style:name="P415" style:parent-style-name="Normal" style:family="paragraph">
      <style:paragraph-properties fo:text-align="justify" style:vertical-align="auto" fo:margin-left="0.25in">
        <style:tab-stops/>
      </style:paragraph-properties>
      <style:text-properties style:font-name="Calibri" style:font-name-asian="Times New Roman" style:font-name-complex="Calibri" fo:color="#000000" style:letter-kerning="false" style:language-asian="en" style:country-asian="US" style:language-complex="ar" style:country-complex="SA" fo:hyphenate="true"/>
    </style:style>
    <style:style style:name="P416" style:parent-style-name="PreformattedText" style:family="paragraph">
      <style:text-properties style:font-name="Calibri" style:font-name-complex="Calibri" fo:font-size="12pt" style:font-size-asian="12pt" style:font-size-complex="12pt" fo:language="en" fo:country="US"/>
    </style:style>
    <style:style style:name="P417" style:parent-style-name="PreformattedText" style:family="paragraph">
      <style:text-properties style:font-name="Calibri" style:font-name-complex="Calibri" fo:font-size="12pt" style:font-size-asian="12pt" style:font-size-complex="12pt" fo:language="en" fo:country="US"/>
    </style:style>
    <style:style style:name="P418" style:parent-style-name="PreformattedText" style:family="paragraph">
      <style:text-properties style:font-name="Calibri" style:font-name-complex="Calibri" fo:font-size="12pt" style:font-size-asian="12pt" style:font-size-complex="12pt" fo:language="en" fo:country="US"/>
    </style:style>
    <style:style style:name="P419" style:parent-style-name="PreformattedText" style:family="paragraph">
      <style:text-properties style:font-name="Calibri" style:font-name-complex="Calibri" fo:font-size="12pt" style:font-size-asian="12pt" style:font-size-complex="12pt" fo:language="en" fo:country="US"/>
    </style:style>
    <style:style style:name="P420" style:parent-style-name="PreformattedText" style:family="paragraph">
      <style:text-properties style:font-name="Calibri" style:font-name-complex="Calibri" fo:font-size="12pt" style:font-size-asian="12pt" style:font-size-complex="12pt" fo:language="en" fo:country="US"/>
    </style:style>
    <style:style style:name="P421" style:parent-style-name="PreformattedText" style:family="paragraph">
      <style:text-properties style:font-name="Calibri" style:font-name-complex="Calibri" fo:font-size="12pt" style:font-size-asian="12pt" style:font-size-complex="12pt" fo:language="en" fo:country="US"/>
    </style:style>
    <style:style style:name="P422" style:parent-style-name="PreformattedText" style:family="paragraph">
      <style:text-properties style:font-name="Calibri" style:font-name-complex="Calibri" fo:font-size="12pt" style:font-size-asian="12pt" style:font-size-complex="12pt" fo:language="en" fo:country="US"/>
    </style:style>
    <style:style style:name="P423" style:parent-style-name="PreformattedText" style:family="paragraph">
      <style:text-properties style:font-name="Calibri" style:font-name-complex="Calibri" fo:font-size="12pt" style:font-size-asian="12pt" style:font-size-complex="12pt" fo:language="en" fo:country="US"/>
    </style:style>
    <style:style style:name="P424" style:parent-style-name="PreformattedText" style:family="paragraph">
      <style:text-properties style:font-name="Calibri" style:font-name-complex="Calibri" fo:font-size="12pt" style:font-size-asian="12pt" style:font-size-complex="12pt" fo:language="en" fo:country="US"/>
    </style:style>
    <style:style style:name="P425" style:parent-style-name="PreformattedText" style:family="paragraph">
      <style:text-properties style:font-name="Calibri" style:font-name-complex="Calibri" fo:font-size="12pt" style:font-size-asian="12pt" style:font-size-complex="12pt" fo:language="en" fo:country="US"/>
    </style:style>
    <style:style style:name="P426" style:parent-style-name="PreformattedText" style:family="paragraph">
      <style:text-properties style:font-name="Calibri" style:font-name-complex="Calibri" fo:font-size="12pt" style:font-size-asian="12pt" style:font-size-complex="12pt" fo:language="en" fo:country="US"/>
    </style:style>
    <style:style style:name="P427" style:parent-style-name="PreformattedText" style:family="paragraph">
      <style:text-properties style:font-name="Calibri" style:font-name-complex="Calibri" fo:font-size="12pt" style:font-size-asian="12pt" style:font-size-complex="12pt" fo:language="en" fo:country="US"/>
    </style:style>
    <style:style style:name="P428" style:parent-style-name="PreformattedText" style:family="paragraph">
      <style:text-properties style:font-name="Calibri" style:font-name-complex="Calibri" fo:font-size="12pt" style:font-size-asian="12pt" style:font-size-complex="12pt" fo:language="en" fo:country="US"/>
    </style:style>
    <style:style style:name="P429" style:parent-style-name="PreformattedText" style:family="paragraph">
      <style:text-properties style:font-name="Calibri" style:font-name-complex="Calibri" fo:font-size="12pt" style:font-size-asian="12pt" style:font-size-complex="12pt" fo:language="en" fo:country="US"/>
    </style:style>
    <style:style style:name="P430" style:parent-style-name="PreformattedText" style:family="paragraph">
      <style:text-properties style:font-name="Calibri" style:font-name-complex="Calibri" fo:font-size="12pt" style:font-size-asian="12pt" style:font-size-complex="12pt" fo:language="en" fo:country="US"/>
    </style:style>
    <style:style style:name="P431" style:parent-style-name="PreformattedText" style:family="paragraph">
      <style:text-properties style:font-name="Calibri" style:font-name-complex="Calibri" fo:font-size="12pt" style:font-size-asian="12pt" style:font-size-complex="12pt" fo:language="en" fo:country="US"/>
    </style:style>
    <style:style style:name="P432" style:parent-style-name="PreformattedText" style:family="paragraph">
      <style:text-properties style:font-name="Calibri" style:font-name-complex="Calibri" fo:font-size="12pt" style:font-size-asian="12pt" style:font-size-complex="12pt" fo:language="en" fo:country="US"/>
    </style:style>
    <style:style style:name="P433" style:parent-style-name="PreformattedText" style:family="paragraph">
      <style:text-properties style:font-name="Calibri" style:font-name-complex="Calibri" fo:font-size="12pt" style:font-size-asian="12pt" style:font-size-complex="12pt" fo:language="en" fo:country="US"/>
    </style:style>
    <style:style style:name="P434" style:parent-style-name="PreformattedText" style:family="paragraph">
      <style:text-properties style:font-name="Calibri" style:font-name-complex="Calibri" fo:font-size="12pt" style:font-size-asian="12pt" style:font-size-complex="12pt" fo:language="en" fo:country="US"/>
    </style:style>
    <style:style style:name="P435" style:parent-style-name="PreformattedText" style:family="paragraph">
      <style:text-properties style:font-name="Calibri" style:font-name-complex="Calibri" fo:font-size="12pt" style:font-size-asian="12pt" style:font-size-complex="12pt" fo:language="en" fo:country="US"/>
    </style:style>
    <style:style style:name="P436" style:parent-style-name="PreformattedText" style:family="paragraph">
      <style:text-properties style:font-name="Calibri" style:font-name-complex="Calibri" fo:font-size="12pt" style:font-size-asian="12pt" style:font-size-complex="12pt" fo:language="en" fo:country="US"/>
    </style:style>
    <style:style style:name="P437" style:parent-style-name="PreformattedText" style:family="paragraph">
      <style:text-properties style:font-name="Calibri" style:font-name-complex="Calibri" fo:font-size="12pt" style:font-size-asian="12pt" style:font-size-complex="12pt" fo:language="en" fo:country="US"/>
    </style:style>
    <style:style style:name="P438" style:parent-style-name="PreformattedText" style:family="paragraph">
      <style:text-properties style:font-name="Calibri" style:font-name-complex="Calibri" fo:font-size="12pt" style:font-size-asian="12pt" style:font-size-complex="12pt" fo:language="en" fo:country="US"/>
    </style:style>
    <style:style style:name="P439" style:parent-style-name="PreformattedText" style:family="paragraph">
      <style:text-properties style:font-name="Calibri" style:font-name-complex="Calibri" fo:font-size="12pt" style:font-size-asian="12pt" style:font-size-complex="12pt" fo:language="en" fo:country="US"/>
    </style:style>
    <style:style style:name="P440" style:parent-style-name="PreformattedText" style:family="paragraph">
      <style:text-properties style:font-name="Calibri" style:font-name-complex="Calibri" fo:font-size="12pt" style:font-size-asian="12pt" style:font-size-complex="12pt" fo:language="en" fo:country="US"/>
    </style:style>
    <style:style style:name="P441" style:parent-style-name="PreformattedText" style:family="paragraph">
      <style:text-properties style:font-name="Calibri" style:font-name-complex="Calibri" fo:font-size="12pt" style:font-size-asian="12pt" style:font-size-complex="12pt" fo:language="en" fo:country="US"/>
    </style:style>
    <style:style style:name="P442" style:parent-style-name="PreformattedText" style:family="paragraph">
      <style:text-properties style:font-name="Calibri" style:font-name-complex="Calibri" fo:font-size="12pt" style:font-size-asian="12pt" style:font-size-complex="12pt" fo:language="en" fo:country="US"/>
    </style:style>
    <style:style style:name="P443" style:parent-style-name="PreformattedText" style:family="paragraph">
      <style:text-properties style:font-name="Calibri" style:font-name-complex="Calibri" fo:font-size="12pt" style:font-size-asian="12pt" style:font-size-complex="12pt" fo:language="en" fo:country="US"/>
    </style:style>
    <style:style style:name="P444" style:parent-style-name="PreformattedText" style:family="paragraph">
      <style:text-properties style:font-name="Calibri" style:font-name-complex="Calibri" fo:font-size="12pt" style:font-size-asian="12pt" style:font-size-complex="12pt" fo:language="en" fo:country="US"/>
    </style:style>
    <style:style style:name="P445" style:parent-style-name="PreformattedText" style:family="paragraph">
      <style:text-properties style:font-name="Calibri" style:font-name-complex="Calibri" fo:font-size="12pt" style:font-size-asian="12pt" style:font-size-complex="12pt" fo:language="en" fo:country="US"/>
    </style:style>
    <style:style style:name="P446" style:parent-style-name="PreformattedText" style:family="paragraph">
      <style:text-properties style:font-name="Calibri" style:font-name-complex="Calibri" fo:font-size="12pt" style:font-size-asian="12pt" style:font-size-complex="12pt" fo:language="en" fo:country="US"/>
    </style:style>
    <style:style style:name="P447" style:parent-style-name="PreformattedText" style:family="paragraph">
      <style:text-properties style:font-name="Calibri" style:font-name-complex="Calibri" fo:font-size="12pt" style:font-size-asian="12pt" style:font-size-complex="12pt" fo:language="en" fo:country="US"/>
    </style:style>
    <style:style style:name="P448" style:parent-style-name="PreformattedText" style:family="paragraph">
      <style:text-properties style:font-name="Calibri" style:font-name-complex="Calibri" fo:font-size="12pt" style:font-size-asian="12pt" style:font-size-complex="12pt" fo:language="en" fo:country="US"/>
    </style:style>
    <style:style style:name="P449" style:parent-style-name="PreformattedText" style:family="paragraph">
      <style:text-properties style:font-name="Calibri" style:font-name-complex="Calibri" fo:font-size="12pt" style:font-size-asian="12pt" style:font-size-complex="12pt" fo:language="en" fo:country="US"/>
    </style:style>
    <style:style style:name="P450" style:parent-style-name="PreformattedText" style:family="paragraph">
      <style:text-properties style:font-name="Calibri" style:font-name-complex="Calibri" fo:font-size="12pt" style:font-size-asian="12pt" style:font-size-complex="12pt" fo:language="en" fo:country="US"/>
    </style:style>
    <style:style style:name="P451" style:parent-style-name="PreformattedText" style:family="paragraph">
      <style:text-properties style:font-name="Calibri" style:font-name-complex="Calibri" fo:font-size="12pt" style:font-size-asian="12pt" style:font-size-complex="12pt" fo:language="en" fo:country="US"/>
    </style:style>
    <style:style style:name="P452" style:parent-style-name="PreformattedText" style:family="paragraph">
      <style:text-properties style:font-name="Calibri" style:font-name-complex="Calibri" fo:font-size="12pt" style:font-size-asian="12pt" style:font-size-complex="12pt" fo:language="en" fo:country="US"/>
    </style:style>
    <style:style style:name="P453" style:parent-style-name="PreformattedText" style:family="paragraph">
      <style:text-properties style:font-name="Calibri" style:font-name-complex="Calibri" fo:font-size="12pt" style:font-size-asian="12pt" style:font-size-complex="12pt" fo:language="en" fo:country="US"/>
    </style:style>
    <style:style style:name="P454" style:parent-style-name="PreformattedText" style:family="paragraph">
      <style:text-properties style:font-name="Calibri" style:font-name-complex="Calibri" fo:font-size="12pt" style:font-size-asian="12pt" style:font-size-complex="12pt" fo:language="en" fo:country="US"/>
    </style:style>
    <style:style style:name="P455" style:parent-style-name="PreformattedText" style:family="paragraph">
      <style:text-properties style:font-name="Calibri" style:font-name-complex="Calibri" fo:color="#242424" fo:letter-spacing="-0.0034in" fo:font-size="12pt" style:font-size-asian="12pt" style:font-size-complex="12pt" fo:background-color="#F2F2F2" fo:language="en" fo:country="US"/>
    </style:style>
    <style:style style:name="P456" style:parent-style-name="Normal" style:family="paragraph">
      <style:paragraph-properties style:vertical-align="auto" style:line-height-at-least="0.1979in" fo:background-color="#FFFFFF"/>
      <style:text-properties fo:hyphenate="true"/>
    </style:style>
    <style:style style:name="T45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58"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59" style:parent-style-name="Normal" style:family="paragraph">
      <style:paragraph-properties style:vertical-align="auto" style:line-height-at-least="0.1979in" fo:background-color="#FFFFFF"/>
      <style:text-properties fo:hyphenate="true"/>
    </style:style>
    <style:style style:name="T46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61"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62" style:parent-style-name="Normal" style:family="paragraph">
      <style:paragraph-properties style:vertical-align="auto" style:line-height-at-least="0.1979in" fo:background-color="#FFFFFF"/>
      <style:text-properties fo:hyphenate="true"/>
    </style:style>
    <style:style style:name="T46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64" style:parent-style-name="Normal" style:family="paragraph">
      <style:paragraph-properties style:vertical-align="auto" style:line-height-at-least="0.1979in" fo:background-color="#FFFFFF"/>
      <style:text-properties fo:hyphenate="true"/>
    </style:style>
    <style:style style:name="T46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66"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67" style:parent-style-name="Normal" style:family="paragraph">
      <style:paragraph-properties style:vertical-align="auto" style:line-height-at-least="0.1979in" fo:background-color="#FFFFFF"/>
      <style:text-properties fo:hyphenate="true"/>
    </style:style>
    <style:style style:name="T468"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69"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70" style:parent-style-name="Normal" style:family="paragraph">
      <style:paragraph-properties style:vertical-align="auto" style:line-height-at-least="0.1979in" fo:background-color="#FFFFFF"/>
      <style:text-properties fo:hyphenate="true"/>
    </style:style>
    <style:style style:name="T471"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72"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73" style:parent-style-name="Normal" style:family="paragraph">
      <style:paragraph-properties style:vertical-align="auto" style:line-height-at-least="0.1979in" fo:background-color="#FFFFFF"/>
      <style:text-properties fo:hyphenate="true"/>
    </style:style>
    <style:style style:name="T474"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75"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76" style:parent-style-name="Normal" style:family="paragraph">
      <style:paragraph-properties style:vertical-align="auto" style:line-height-at-least="0.1979in" fo:background-color="#FFFFFF"/>
      <style:text-properties fo:hyphenate="true"/>
    </style:style>
    <style:style style:name="T47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78"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79" style:parent-style-name="Normal" style:family="paragraph">
      <style:paragraph-properties style:vertical-align="auto" style:line-height-at-least="0.1979in" fo:background-color="#FFFFFF"/>
      <style:text-properties fo:hyphenate="true"/>
    </style:style>
    <style:style style:name="T48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81" style:parent-style-name="Normal" style:family="paragraph">
      <style:paragraph-properties style:vertical-align="auto" style:line-height-at-least="0.1979in" fo:background-color="#FFFFFF"/>
      <style:text-properties fo:hyphenate="true"/>
    </style:style>
    <style:style style:name="T482"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83" style:parent-style-name="Normal" style:family="paragraph">
      <style:paragraph-properties style:vertical-align="auto" style:line-height-at-least="0.1979in" fo:background-color="#FFFFFF"/>
      <style:text-properties fo:hyphenate="true"/>
    </style:style>
    <style:style style:name="T484"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85"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86" style:parent-style-name="Normal" style:family="paragraph">
      <style:paragraph-properties style:vertical-align="auto" style:line-height-at-least="0.1979in" fo:background-color="#FFFFFF"/>
      <style:text-properties fo:hyphenate="true"/>
    </style:style>
    <style:style style:name="T48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88" style:parent-style-name="Normal" style:family="paragraph">
      <style:paragraph-properties style:vertical-align="auto" style:line-height-at-least="0.1979in" fo:background-color="#FFFFFF"/>
      <style:text-properties fo:hyphenate="true"/>
    </style:style>
    <style:style style:name="T489"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90"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91" style:parent-style-name="Normal" style:family="paragraph">
      <style:paragraph-properties style:vertical-align="auto" style:line-height-at-least="0.1979in" fo:background-color="#FFFFFF"/>
      <style:text-properties fo:hyphenate="true"/>
    </style:style>
    <style:style style:name="T492"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93"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94" style:parent-style-name="Normal" style:family="paragraph">
      <style:paragraph-properties style:vertical-align="auto" style:line-height-at-least="0.1979in" fo:background-color="#FFFFFF"/>
      <style:text-properties fo:hyphenate="true"/>
    </style:style>
    <style:style style:name="T49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96"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97" style:parent-style-name="Normal" style:family="paragraph">
      <style:paragraph-properties style:vertical-align="auto" style:line-height-at-least="0.1979in" fo:background-color="#FFFFFF"/>
      <style:text-properties fo:hyphenate="true"/>
    </style:style>
    <style:style style:name="T498"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99"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00" style:parent-style-name="Normal" style:family="paragraph">
      <style:paragraph-properties style:vertical-align="auto" style:line-height-at-least="0.1979in" fo:background-color="#FFFFFF"/>
      <style:text-properties fo:hyphenate="true"/>
    </style:style>
    <style:style style:name="T501"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02" style:parent-style-name="Normal" style:family="paragraph">
      <style:paragraph-properties style:vertical-align="auto" style:line-height-at-least="0.1979in" fo:background-color="#FFFFFF"/>
      <style:text-properties fo:hyphenate="true"/>
    </style:style>
    <style:style style:name="T50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04" style:parent-style-name="Normal" style:family="paragraph">
      <style:paragraph-properties style:vertical-align="auto" style:line-height-at-least="0.1979in" fo:background-color="#FFFFFF"/>
      <style:text-properties fo:hyphenate="true"/>
    </style:style>
    <style:style style:name="T50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06" style:parent-style-name="Normal" style:family="paragraph">
      <style:paragraph-properties style:vertical-align="auto" style:line-height-at-least="0.1979in" fo:background-color="#FFFFFF"/>
      <style:text-properties fo:hyphenate="true"/>
    </style:style>
    <style:style style:name="T50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08"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09" style:parent-style-name="Normal" style:family="paragraph">
      <style:paragraph-properties style:vertical-align="auto" style:line-height-at-least="0.1979in" fo:background-color="#FFFFFF"/>
      <style:text-properties fo:hyphenate="true"/>
    </style:style>
    <style:style style:name="T51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11" style:parent-style-name="Normal" style:family="paragraph">
      <style:paragraph-properties style:vertical-align="auto" fo:margin-bottom="0.1666in"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12" style:parent-style-name="Normal" style:family="paragraph">
      <style:paragraph-properties style:vertical-align="auto" style:line-height-at-least="0.1979in" fo:background-color="#FFFFFF"/>
      <style:text-properties fo:hyphenate="true"/>
    </style:style>
    <style:style style:name="T51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14"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15" style:parent-style-name="Normal" style:family="paragraph">
      <style:paragraph-properties style:vertical-align="auto" style:line-height-at-least="0.1979in" fo:background-color="#FFFFFF"/>
      <style:text-properties fo:hyphenate="true"/>
    </style:style>
    <style:style style:name="T516"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17" style:parent-style-name="Normal" style:family="paragraph">
      <style:paragraph-properties style:vertical-align="auto" fo:margin-bottom="0.1666in"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18" style:parent-style-name="Normal" style:family="paragraph">
      <style:paragraph-properties style:vertical-align="auto" style:line-height-at-least="0.1979in" fo:background-color="#FFFFFF"/>
      <style:text-properties fo:hyphenate="true"/>
    </style:style>
    <style:style style:name="T519"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20" style:parent-style-name="Normal" style:family="paragraph">
      <style:paragraph-properties style:vertical-align="auto" style:line-height-at-least="0.1979in" fo:background-color="#FFFFFF"/>
      <style:text-properties fo:hyphenate="true"/>
    </style:style>
    <style:style style:name="T521"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22"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23" style:parent-style-name="Normal" style:family="paragraph">
      <style:paragraph-properties style:vertical-align="auto" style:line-height-at-least="0.1979in" fo:background-color="#FFFFFF"/>
      <style:text-properties fo:hyphenate="true"/>
    </style:style>
    <style:style style:name="T524"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25" style:parent-style-name="Normal" style:family="paragraph">
      <style:paragraph-properties style:vertical-align="auto" fo:margin-bottom="0.1666in"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26" style:parent-style-name="Normal" style:family="paragraph">
      <style:paragraph-properties style:vertical-align="auto" style:line-height-at-least="0.1979in" fo:background-color="#FFFFFF"/>
      <style:text-properties fo:hyphenate="true"/>
    </style:style>
    <style:style style:name="T52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28"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29" style:parent-style-name="Normal" style:family="paragraph">
      <style:paragraph-properties style:vertical-align="auto" style:line-height-at-least="0.1979in" fo:background-color="#FFFFFF"/>
      <style:text-properties fo:hyphenate="true"/>
    </style:style>
    <style:style style:name="T53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31"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32" style:parent-style-name="Normal" style:family="paragraph">
      <style:paragraph-properties style:vertical-align="auto" style:line-height-at-least="0.1979in" fo:background-color="#FFFFFF"/>
      <style:text-properties fo:hyphenate="true"/>
    </style:style>
    <style:style style:name="T53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34" style:parent-style-name="Normal" style:family="paragraph">
      <style:paragraph-properties style:vertical-align="auto" style:line-height-at-least="0.1979in" fo:background-color="#FFFFFF"/>
      <style:text-properties fo:hyphenate="true"/>
    </style:style>
    <style:style style:name="T53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36" style:parent-style-name="Normal" style:family="paragraph">
      <style:paragraph-properties style:vertical-align="auto" style:line-height-at-least="0.1979in" fo:background-color="#FFFFFF"/>
      <style:text-properties fo:hyphenate="true"/>
    </style:style>
    <style:style style:name="T53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38" style:parent-style-name="Normal" style:family="paragraph">
      <style:paragraph-properties style:vertical-align="auto" style:line-height-at-least="0.1979in" fo:background-color="#FFFFFF"/>
      <style:text-properties fo:hyphenate="true"/>
    </style:style>
    <style:style style:name="T539"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40"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541"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542" style:parent-style-name="PreformattedText" style:family="paragraph">
      <style:text-properties style:font-name="Calibri" style:font-name-complex="Calibri" fo:font-size="12pt" style:font-size-asian="12pt" style:font-size-complex="12pt"/>
    </style:style>
  </office:automatic-styles>
  <office:body>
    <office:text text:use-soft-page-breaks="true">
      <text:p text:style-name="P1">Steps for hive installation</text:p>
      <text:list text:style-name="LFO1" text:continue-numbering="true">
        <text:list-item>
          <text:p text:style-name="P2">Download and Unzip Hive:<text:s/></text:p>
        </text:list-item>
        <text:list-item>
          <text:p text:style-name="P3"><text:span text:style-name="T4">Edit<text:s/></text:span><text:span text:style-name="T5">.bashrc</text:span><text:span text:style-name="T6"><text:s/>file<text:s/></text:span></text:p>
        </text:list-item>
        <text:list-item>
          <text:p text:style-name="P7"><text:span text:style-name="T8">Edit<text:s/></text:span><text:span text:style-name="T9">hive-config.sh</text:span><text:span text:style-name="T10"><text:s/>file</text:span></text:p>
        </text:list-item>
        <text:list-item>
          <text:p text:style-name="P11"><text:span text:style-name="T12">Create<text:s/></text:span><text:span text:style-name="T13">Hive directories</text:span><text:span text:style-name="T14"><text:s/>in HDFS</text:span></text:p>
        </text:list-item>
        <text:list-item>
          <text:p text:style-name="P15"><text:span text:style-name="T16">Initiate<text:s/></text:span><text:span text:style-name="T17">Derby database</text:span></text:p>
        </text:list-item>
        <text:list-item>
          <text:p text:style-name="P18"><text:span text:style-name="T19">Configure<text:s/></text:span><text:span text:style-name="T20">hive-site.xml</text:span><text:span text:style-name="T21"><text:s/>file</text:span></text:p>
        </text:list-item>
      </text:list>
      <text:p text:style-name="P22"/>
      <text:list text:style-name="LFO2" text:continue-numbering="true">
        <text:list-item>
          <text:p text:style-name="P23"><text:span text:style-name="T24">download and unzip Hive</text:span></text:p>
        </text:list-item>
      </text:list>
      <text:p text:style-name="P25"><text:span text:style-name="T26">wget<text:s/></text:span><text:span text:style-name="T27">https://dlcdn.apache.org/hive/hive-3.1.3/apache-hive-3.1.3-bin.tar.gz</text:span></text:p>
      <text:p text:style-name="P28"><text:span text:style-name="T29">tar xzf<text:s/></text:span><text:span text:style-name="T30">apache-hive-3.1.3-bin.tar.gz</text:span></text:p>
      <text:p text:style-name="P31"/>
      <text:list text:style-name="LFO2" text:continue-numbering="true">
        <text:list-item>
          <text:p text:style-name="P32"><text:span text:style-name="T33">Edit<text:s/></text:span><text:span text:style-name="T34">.bashrc</text:span><text:span text:style-name="T35"><text:s/>file</text:span></text:p>
        </text:list-item>
      </text:list>
      <text:p text:style-name="P36"><text:span text:style-name="T37">sudo nano .bashrc</text:span></text:p>
      <text:p text:style-name="P38"><text:span text:style-name="T39">export HIVE_HOME= /home/hadoop/apache-hive-3.1.3-bin</text:span></text:p>
      <text:p text:style-name="P40"><text:span text:style-name="T41">export PATH=$PATH:$HIVE_HOME/bin</text:span></text:p>
      <text:p text:style-name="P42"><text:span text:style-name="T43">source ~/.bashrc</text:span></text:p>
      <text:list text:style-name="LFO2" text:continue-numbering="true">
        <text:list-item>
          <text:p text:style-name="P44"><text:span text:style-name="T45">Edit<text:s/></text:span><text:span text:style-name="T46">hive-config.sh</text:span><text:span text:style-name="T47"><text:s/>file</text:span></text:p>
        </text:list-item>
      </text:list>
      <text:p text:style-name="P48"><text:span text:style-name="T49">sudo nano $HIVE_HOME/bin/hive-config.sh</text:span></text:p>
      <text:p text:style-name="P50"><text:span text:style-name="T51">export HADOOP_HOME=/home/hadoop/hadoop-3.3.6</text:span></text:p>
      <text:list text:style-name="LFO2" text:continue-numbering="true">
        <text:list-item>
          <text:p text:style-name="P52"><text:span text:style-name="T53">Create<text:s/></text:span><text:span text:style-name="T54">Hive directories</text:span><text:span text:style-name="T55"><text:s/>in HDFS</text:span></text:p>
        </text:list-item>
      </text:list>
      <text:p text:style-name="P56"><text:span text:style-name="T57">hadoop@ubuntu:~/hadoop-3.3.6$ <text:s/>./hdfs dfs -mkdir /tmp</text:span></text:p>
      <text:p text:style-name="P58"><text:span text:style-name="T59">hdfs dfs -chmod 777 /tmp</text:span></text:p>
      <text:p text:style-name="P60"><text:span text:style-name="T61">hdfs dfs -mkdir -p /user/hive/warehouse</text:span></text:p>
      <text:p text:style-name="P62"><text:span text:style-name="T63">hdfs dfs -chmod g+w /user/hive/warehouse</text:span></text:p>
      <text:list text:style-name="LFO2" text:continue-numbering="true">
        <text:list-item>
          <text:p text:style-name="P64">Fixing guava problem – Additional step</text:p>
        </text:list-item>
      </text:list>
      <text:p text:style-name="P65"><text:span text:style-name="T66">remove file <text:s/>/home/hadoop/apache-hive-3.1.3-bin/lib/hive-jdbc-3.1.3-standalone</text:span></text:p>
      <text:p text:style-name="P67"><text:span text:style-name="T68">rm $HIVE_HOME/lib/guava-19.0.jar</text:span></text:p>
      <text:p text:style-name="P69"><text:span text:style-name="T70">cp $HADOOP_HOME/share/hadoop/hdfs/lib/guava-27.0-jre.jar $HIVE_HOME/lib/</text:span></text:p>
      <text:list text:style-name="LFO2" text:continue-numbering="true">
        <text:list-item>
          <text:p text:style-name="P71">Initialize Derby and hive</text:p>
        </text:list-item>
      </text:list>
      <text:p text:style-name="P72"><text:span text:style-name="T73">hadoop@ubuntu:~/apache-hive-3.1.3-bin/bin$ schematool -initSchema -dbType derby</text:span><text:span text:style-name="T74">hive</text:span></text:p>
      <text:list text:style-name="LFO2" text:continue-numbering="true">
        <text:list-item>
          <text:p text:style-name="P75">Edit hive-site.xml use default</text:p>
        </text:list-item>
      </text:list>
      <text:p text:style-name="PreformattedText"><text:span text:style-name="T76">cd $HIVE_HOME/conf</text:span></text:p>
      <text:p text:style-name="PreformattedText"><text:span text:style-name="T77">cp hive-default.xml.template hive-site.xml</text:span></text:p>
      <text:p text:style-name="P78"/>
      <text:p text:style-name="PreformattedText"><text:span text:style-name="T79">sudo nano hive-site.xml<text:s/></text:span></text:p>
      <text:p text:style-name="P80"><text:s text:c="2"/>&lt;property&gt;</text:p>
      <text:p text:style-name="P81"><text:s text:c="4"/>&lt;name&gt;hive.metastore.warehouse.dir&lt;/name&gt;</text:p>
      <text:p text:style-name="P82"><text:s text:c="4"/>&lt;value&gt;/user/hive/warehouse&lt;/value&gt;</text:p>
      <text:p text:style-name="P83"><text:s text:c="4"/>&lt;description&gt;location of default database for the warehouse&lt;/description&gt;</text:p>
      <text:p text:style-name="P84"><text:s text:c="2"/>&lt;/property&gt;</text:p>
      <text:p text:style-name="P85">&lt;property&gt;</text:p>
      <text:p text:style-name="P86">&lt;name&gt;hive.exec.scratchdir&lt;/name&gt;</text:p>
      <text:p text:style-name="P87">&lt;value&gt;/tmp/hive-${user.name}&lt;/value&gt;</text:p>
      <text:p text:style-name="P88">&lt;/property&gt;</text:p>
      <text:p text:style-name="P89">&lt;property&gt;</text:p>
      <text:p text:style-name="P90"><text:s/>&lt;name&gt;hive.exec.local.scratchdir&lt;/name&gt;</text:p>
      <text:p text:style-name="P91"><text:s/>&lt;value&gt;/tmp/${user.name}&lt;/value&gt;</text:p>
      <text:p text:style-name="P92">&lt;/property&gt;</text:p>
      <text:p text:style-name="P93">&lt;property&gt;</text:p>
      <text:p text:style-name="P94">&lt;name&gt;hive.downloaded.resources.dir&lt;/name&gt;</text:p>
      <text:p text:style-name="P95">&lt;value&gt;/tmp/${user.name}_resources&lt;/value&gt;</text:p>
      <text:p text:style-name="P96">&lt;/property&gt;</text:p>
      <text:p text:style-name="P97"/>
      <text:p text:style-name="P98">&lt;property&gt;</text:p>
      <text:p text:style-name="P99">&lt;name&gt;hive.scratch.dir.permission&lt;/name&gt;</text:p>
      <text:p text:style-name="P100"><text:s text:c="4"/>&lt;value&gt;733&lt;/value&gt;</text:p>
      <text:p text:style-name="P101"><text:span text:style-name="T102">&lt;/property&gt;</text:span></text:p>
      <text:p text:style-name="P103"/>
      <text:p text:style-name="P104"><text:span text:style-name="T105">Remove<text:s/></text:span><text:span text:style-name="T106">&amp;#8</text:span><text:span text:style-name="T107"><text:s/></text:span><text:span text:style-name="T108">from<text:s/></text:span></text:p>
      <text:p text:style-name="P109"><text:span text:style-name="T110">&lt;name&gt;</text:span><text:span text:style-name="T111">hive.txn.xlock.iow</text:span><text:span text:style-name="T112">&lt;/name&gt;</text:span></text:p>
      <text:p text:style-name="P113"><text:span text:style-name="T114">   <text:s/></text:span><text:span text:style-name="T115">&lt;value&gt;</text:span><text:span text:style-name="T116">true</text:span><text:span text:style-name="T117">&lt;/value&gt;</text:span></text:p>
      <text:p text:style-name="P118"><text:span text:style-name="T119">   <text:s/></text:span><text:span text:style-name="T120">&lt;description&gt;</text:span></text:p>
      <text:p text:style-name="P121"><text:span text:style-name="T122">      Ensures commands with OVERWRITE (such as INSERT OVERWRITE) acquire Exclusive locks for</text:span><text:span text:style-name="T123">&amp;#8</text:span><text:span text:style-name="T124">;transactional tables.  This ensures that inserts (w/o overwrite) running concurrently</text:span></text:p>
      <text:p text:style-name="P125">      are not hidden by the INSERT OVERWRITE.</text:p>
      <text:p text:style-name="P126"><text:span text:style-name="T127">   <text:s/></text:span><text:span text:style-name="T128">&lt;/description&gt;</text:span></text:p>
      <text:p text:style-name="P129"><text:span text:style-name="T130"> <text:s/></text:span><text:span text:style-name="T131">&lt;/property&gt;</text:span></text:p>
      <text:p text:style-name="P132"/>
      <text:p text:style-name="P133"/>
      <text:list text:style-name="LFO2" text:continue-numbering="true">
        <text:list-item>
          <text:p text:style-name="P134"><text:span text:style-name="T135">java</text:span></text:p>
        </text:list-item>
      </text:list>
      <text:p text:style-name="P136"><text:span text:style-name="T137">java -version</text:span></text:p>
      <text:p text:style-name="PreformattedText"><text:span text:style-name="T138">sudo apt-get install openjdk-8-jdk</text:span></text:p>
      <text:p text:style-name="P139">sudo update-alternatives --config java</text:p>
      <text:p text:style-name="PreformattedText"><text:span text:style-name="T140">sudo nano<text:s/></text:span><text:span text:style-name="T141">hadoop-env.sh</text:span></text:p>
      <text:p text:style-name="P142"><text:span text:style-name="T143"> </text:span><text:span text:style-name="T144">export</text:span><text:span text:style-name="T145"><text:s/>JAVA_HOME=</text:span><text:span text:style-name="T146">/usr/lib/jvm/java-8-openjdk-amd64</text:span></text:p>
      <text:p text:style-name="P147">============================</text:p>
      <text:list text:style-name="LFO2" text:continue-numbering="true">
        <text:list-item>
          <text:p text:style-name="P148">Start Hadoop &amp; yarn</text:p>
        </text:list-item>
      </text:list>
      <text:p text:style-name="P149">hadoop-3.3.6/sbin/start-dfs.sh</text:p>
      <text:p text:style-name="P150">hadoop-3.3.6/sbin/start-yarn.sh</text:p>
      <text:p text:style-name="P151"/>
      <text:p text:style-name="P152"><text:span text:style-name="T153">Initiate<text:s/></text:span><text:span text:style-name="T154">Derby database</text:span></text:p>
      <text:p text:style-name="P155"><text:span text:style-name="T156"><text:s text:c="6"/></text:span><text:span text:style-name="T157">cd $HIVE_HOME<text:s/></text:span></text:p>
      <text:p text:style-name="P158"><text:bookmark-start text:name="_Hlk141521398"/><text:span text:style-name="T159">schematool -initSchema -dbType derby --</text:span><text:span text:style-name="T160">verbose</text:span><text:span text:style-name="T161">;</text:span><text:bookmark-end text:name="_Hlk141521398"/></text:p>
      <text:p text:style-name="P162"><text:span text:style-name="T163"><text:s text:c="7"/>mv metastore_db metastore_db.tmp</text:span></text:p>
      <text:p text:style-name="P164"><text:span text:style-name="T165">if exist <text:s text:c="3"/>rm -Rf $HIVE_HOME/metastore_db</text:span></text:p>
      <text:p text:style-name="P166"><text:span text:style-name="T167"><text:s/>Run<text:s/></text:span></text:p>
      <text:p text:style-name="P168"><text:s text:c="7"/>hive --service metastore -v;</text:p>
      <text:p text:style-name="P169"><text:span text:style-name="T170"><text:s text:c="7"/>hiveserver2<text:s/></text:span></text:p>
      <text:p text:style-name="P171"><text:span text:style-name="T172"><text:s text:c="7"/>Beeline<text:s/></text:span></text:p>
      <text:p text:style-name="P173"><text:span text:style-name="T174"><text:s text:c="7"/>hive</text:span></text:p>
      <text:p text:style-name="P175">Start</text:p>
      <text:p text:style-name="P176">hive&gt; create database MyEmp;</text:p>
      <text:p text:style-name="P177"><text:span text:style-name="T178">hive&gt; SELECT current_database();</text:span></text:p>
      <text:p text:style-name="P179">hive&gt; use MyEmp;</text:p>
      <text:p text:style-name="P180">hive&gt; create table Emp (name string, salary int) row format delimited fields terminated BY ',';</text:p>
      <text:p text:style-name="P181">or</text:p>
      <text:p text:style-name="P182">hive&gt; create table Emp (name string, salary int) row format delimited fields terminated BY '\t' lines terminated BY '\n'<text:s/></text:p>
      <text:p text:style-name="P183">tblproperties("skip.header.line.count"="1");<text:s/></text:p>
      <text:p text:style-name="P184">or<text:s/></text:p>
      <text:p text:style-name="P185"><text:span text:style-name="T186">hive&gt; ALTER TABLE Emp SET TBLPROPERTIES ("skip.header.line.count"="1");</text:span></text:p>
      <text:p text:style-name="P187"><text:span text:style-name="T188">hive&gt; describe Emp;</text:span></text:p>
      <text:p text:style-name="P189">hive&gt; LOAD DATA LOCAL INPATH '/home/hadoop/test.csv' OVERWRITE INTO TABLE Emp;</text:p>
      <text:p text:style-name="P190">or<text:s/></text:p>
      <text:p text:style-name="P191">hive&gt; LOAD DATA LOCAL INPATH '/home/hive/data.csv' OVERWRITE INTO TABLE Emp PARTTION (salary&lt;5000);</text:p>
      <text:soft-page-break/>
      <text:p text:style-name="P192">hive&gt; SET hive.cli.print.header=true;</text:p>
      <text:p text:style-name="P193"><text:span text:style-name="T194">hive&gt; select * from Emp;</text:span></text:p>
      <text:p text:style-name="P195">hive&gt; describe formatted Emp;</text:p>
      <text:p text:style-name="P196">hive&gt; Detailed Table Information;</text:p>
      <text:p text:style-name="P197">hive&gt; TRUNCATE Table Emp;</text:p>
      <text:p text:style-name="P198">hive&gt; drop TABLE Emp;</text:p>
      <text:p text:style-name="P199">hive&gt;set;</text:p>
      <text:p text:style-name="P200"/>
      <text:p text:style-name="P201"/>
      <text:p text:style-name="P202"/>
      <text:p text:style-name="P203">Install metastore in Mysql</text:p>
      <text:p text:style-name="P204">sudo apt install mysql-server</text:p>
      <text:p text:style-name="P205">mysql –version</text:p>
      <text:p text:style-name="P206"/>
      <text:p text:style-name="P207">Step 3: The strongest policy level for Valid Password Plugin can be selected by entering 2. This will require passwords to be at least 8 characters long and consist of a mix of Numeric, Lowercase, Uppercase, and Special Characters:</text:p>
      <text:p text:style-name="P208"/>
      <text:p text:style-name="P209">sudo mysql_secure_installation</text:p>
      <text:p text:style-name="P210"/>
      <text:p text:style-name="P211"/>
      <text:p text:style-name="P212">Connecting to MySQL using a blank password.</text:p>
      <text:p text:style-name="P213"/>
      <text:p text:style-name="P214">Press y|Y for Yes, any other key for No: Y</text:p>
      <text:p text:style-name="P215"/>
      <text:p text:style-name="P216">There are three levels of password validation policy:</text:p>
      <text:p text:style-name="P217"/>
      <text:p text:style-name="P218">LOW <text:s text:c="3"/>Length &gt;= 8</text:p>
      <text:p text:style-name="P219">MEDIUM Length &gt;= 8, numeric, mixed case, and special characters</text:p>
      <text:p text:style-name="P220">STRONG Length &gt;= 8, numeric, mixed case, special characters and dictionary file</text:p>
      <text:p text:style-name="P221"/>
      <text:p text:style-name="P222">Please enter 0 = LOW, 1 = MEDIUM and 2 = STRONG:</text:p>
      <text:p text:style-name="P223">enter 2</text:p>
      <text:p text:style-name="P224">SHOW VARIABLES LIKE 'validate_password%';</text:p>
      <text:p text:style-name="P225">mysql&gt; SET GLOBAL validate_password.policy=STRONG;</text:p>
      <text:p text:style-name="PreformattedText"><text:span text:style-name="T226">sudo mysql</text:span></text:p>
      <text:p text:style-name="P227"/>
      <text:p text:style-name="P228"/>
      <text:p text:style-name="P229">tar xvzf mysql-connector-java-8.0.21.tar.gz</text:p>
      <text:p text:style-name="P230">cd mysql-connector-java-8.0.21/</text:p>
      <text:p text:style-name="P231"/>
      <text:p text:style-name="P232">chown hadoop:hadoop mysql-connector-java-8.0.21.jar</text:p>
      <text:p text:style-name="P233"/>
      <text:p text:style-name="PreformattedText"><text:span text:style-name="T234">sudo ln -s /usr/share/java/mysql-connector-java.jar $HIVE_HOME/lib/mysql-connector-java.jar</text:span></text:p>
      <text:p text:style-name="P235"/>
      <text:p text:style-name="P236">cp mysql-connector-java-8.0.21.jar /home/hadoop/apache-hive-3.1.3-bin/lib</text:p>
      <text:p text:style-name="P237"/>
      <text:p text:style-name="P238">service mysql stop</text:p>
      <text:p text:style-name="P239">service mysql start</text:p>
      <text:p text:style-name="P240">service mysql status</text:p>
      <text:p text:style-name="P241"/>
      <text:p text:style-name="PreformattedText"><text:span text:style-name="T242">CREATE USER 'hiveuser'@'%' IDENTIFIED BY 'P@ssw0rd';</text:span></text:p>
      <text:p text:style-name="PreformattedText"><text:span text:style-name="T243">grant all on *.* to <text:s/>'hiveuser'@</text:span><text:span text:style-name="T244">'%'</text:span><text:span text:style-name="T245"><text:s/></text:span></text:p>
      <text:soft-page-break/>
      <text:p text:style-name="P246"><text:span text:style-name="T247">FLUSH PRIVILEGES;</text:span></text:p>
      <text:p text:style-name="P248"/>
      <text:p text:style-name="P249"><text:span text:style-name="T250">set<text:s/></text:span><text:span text:style-name="T251">javax.jdo.option.ConnectionURL</text:span><text:span text:style-name="T252">;</text:span></text:p>
      <text:p text:style-name="P253"/>
      <text:p text:style-name="P254">hadoop@ubuntu:~/mysql$ ls mysql-connector-java-8.0.21</text:p>
      <text:p text:style-name="P255"/>
      <text:p text:style-name="P256"><text:span text:style-name="T257">cp mysql-connector-java-8.0.21.jar<text:s/></text:span><text:span text:style-name="T258">$HIVE_HOME/lib</text:span><text:span text:style-name="T259">/</text:span></text:p>
      <text:p text:style-name="P260"/>
      <text:p text:style-name="P261"><text:span text:style-name="T262">sudo ln -s /usr/share/java/mysql-connector-java.jar $HIVE_HOME/lib/mysql-connector-java.jar</text:span></text:p>
      <text:p text:style-name="P263"/>
      <text:p text:style-name="P264">&lt;configuration&gt;<text:s/></text:p>
      <text:p text:style-name="P265"><text:s text:c="3"/>&lt;property&gt;<text:s/></text:p>
      <text:p text:style-name="P266"><text:s text:c="6"/>&lt;name&gt;javax.jdo.option.ConnectionURL&lt;/name&gt;<text:s/></text:p>
      <text:p text:style-name="P267"><text:s text:c="6"/>&lt;value&gt;jdbc:mysql://localhost/metastore?createDatabaseIfNotExist=true&lt;/value&gt;<text:s/></text:p>
      <text:p text:style-name="P268"><text:s text:c="6"/>&lt;description&gt;metadata is stored in a MySQL server&lt;/description&gt;<text:s/></text:p>
      <text:p text:style-name="P269"><text:s text:c="3"/>&lt;/property&gt;<text:s/></text:p>
      <text:p text:style-name="P270"><text:s text:c="3"/>&lt;property&gt;<text:s/></text:p>
      <text:p text:style-name="P271"><text:s text:c="6"/>&lt;name&gt;javax.jdo.option.ConnectionDriverName&lt;/name&gt;<text:s/></text:p>
      <text:p text:style-name="P272"><text:s text:c="6"/>&lt;value&gt;com.mysql.jdbc.Driver&lt;/value&gt;<text:s/></text:p>
      <text:p text:style-name="P273"><text:s text:c="6"/>&lt;description&gt;MySQL JDBC driver class&lt;/description&gt;<text:s/></text:p>
      <text:p text:style-name="P274"><text:s text:c="3"/>&lt;/property&gt;<text:s/></text:p>
      <text:p text:style-name="P275"><text:s text:c="3"/>&lt;property&gt;<text:s/></text:p>
      <text:p text:style-name="P276"><text:s text:c="6"/>&lt;name&gt;javax.jdo.option.ConnectionUserName&lt;/name&gt;<text:s/></text:p>
      <text:p text:style-name="P277"><text:s text:c="6"/>&lt;value&gt;hiveuser&lt;/value&gt;<text:s/></text:p>
      <text:p text:style-name="P278"><text:s text:c="6"/>&lt;description&gt;user name for connecting to mysql server&lt;/description&gt;<text:s/></text:p>
      <text:p text:style-name="P279"><text:s text:c="3"/>&lt;/property&gt;<text:s/></text:p>
      <text:p text:style-name="P280"><text:s text:c="3"/>&lt;property&gt;<text:s/></text:p>
      <text:p text:style-name="P281"><text:s text:c="6"/>&lt;name&gt;javax.jdo.option.ConnectionPassword&lt;/name&gt;<text:s/></text:p>
      <text:p text:style-name="P282"><text:s text:c="6"/>&lt;value&gt;P@ssw0rd&lt;/value&gt;<text:s/></text:p>
      <text:p text:style-name="P283"><text:s text:c="6"/>&lt;description&gt;hivepassword for connecting to mysql server&lt;/description&gt;<text:s/></text:p>
      <text:p text:style-name="P284"><text:s text:c="3"/>&lt;/property&gt;</text:p>
      <text:p text:style-name="P285"><text:s text:c="3"/>&lt;property&gt;<text:s/></text:p>
      <text:p text:style-name="P286"><text:s text:c="8"/>&lt;name&gt;hive.metastore.warehouse.dir&lt;/name&gt;<text:s/></text:p>
      <text:p text:style-name="P287"><text:s text:c="8"/>&lt;value&gt;/bigdata/hive/warehouse&lt;/value&gt;<text:s/></text:p>
      <text:p text:style-name="P288"><text:s text:c="8"/>&lt;description&gt;location of default database for the warehouse&lt;/description&gt;<text:s/></text:p>
      <text:p text:style-name="P289"><text:s text:c="4"/>&lt;/property&gt;<text:s/></text:p>
      <text:p text:style-name="P290"><text:s text:c="4"/>&lt;property&gt;<text:s/></text:p>
      <text:p text:style-name="P291"><text:s text:c="8"/>&lt;name&gt;hive.metastore.uris&lt;/name&gt;<text:s/></text:p>
      <text:p text:style-name="P292"><text:s text:c="8"/>&lt;value&gt;thrift://localhost:9083&lt;/value&gt;<text:s/></text:p>
      <text:p text:style-name="P293"><text:s text:c="8"/>&lt;description&gt;Thrift URI for the remote metastore.&lt;/description&gt;<text:s/></text:p>
      <text:p text:style-name="P294"><text:s text:c="4"/>&lt;/property&gt;<text:s/></text:p>
      <text:p text:style-name="P295"><text:s text:c="4"/>&lt;property&gt;<text:s/></text:p>
      <text:p text:style-name="P296"><text:s text:c="8"/>&lt;name&gt;hive.server2.enable.doAs&lt;/name&gt;<text:s/></text:p>
      <text:p text:style-name="P297"><text:s text:c="8"/>&lt;value&gt;false&lt;/value&gt;<text:s/></text:p>
      <text:p text:style-name="P298"><text:s text:c="4"/>&lt;/property&gt;</text:p>
      <text:p text:style-name="P299"><text:span text:style-name="T300">&lt;/configuration&gt;</text:span></text:p>
      <text:p text:style-name="P301"/>
      <text:p text:style-name="P302"><text:span text:style-name="T303"> </text:span><text:span text:style-name="T304">&lt;property&gt;</text:span></text:p>
      <text:p text:style-name="P305"><text:span text:style-name="T306">   <text:s/></text:span><text:span text:style-name="T307">&lt;name&gt;</text:span><text:span text:style-name="T308">hive.count.open.txns.interval</text:span><text:span text:style-name="T309">&lt;/name&gt;</text:span></text:p>
      <text:p text:style-name="P310"><text:span text:style-name="T311">   <text:s/></text:span><text:span text:style-name="T312">&lt;value&gt;</text:span><text:span text:style-name="T313">5s</text:span><text:span text:style-name="T314">&lt;/value&gt;</text:span></text:p>
      <text:p text:style-name="P315"><text:span text:style-name="T316">   <text:s/></text:span><text:span text:style-name="T317">&lt;description&gt;</text:span></text:p>
      <text:p text:style-name="P318">      Expects a time value with unit (d/day, h/hour, m/min, s/sec, ms/msec, us/usec, ns/nsec), which is sec if not specified.</text:p>
      <text:soft-page-break/>
      <text:p text:style-name="P319">      Time in seconds between checks to count open transactions.</text:p>
      <text:p text:style-name="P320"><text:span text:style-name="T321">   <text:s/></text:span><text:span text:style-name="T322">&lt;/description&gt;</text:span></text:p>
      <text:p text:style-name="P323"><text:span text:style-name="T324"> <text:s/></text:span><text:span text:style-name="T325">&lt;/property&gt;</text:span></text:p>
      <text:p text:style-name="P326"/>
      <text:p text:style-name="P327"><text:span text:style-name="T328">source hive-schema-&lt;your_version&gt;.mysql.sql;</text:span></text:p>
      <text:p text:style-name="P329">Run</text:p>
      <text:p text:style-name="P330">hadoop-3.3.6/sbin/start-dfs.sh</text:p>
      <text:p text:style-name="P331">hadoop-3.3.6/sbin/start-yarn.sh<text:s/></text:p>
      <text:p text:style-name="P332"/>
      <text:p text:style-name="P333">schematool -initSchema -dbType mysql <text:s/>--verbose</text:p>
      <text:p text:style-name="P334">hive --service metastore -v</text:p>
      <text:p text:style-name="P335">hive --service hiveserver2<text:s/></text:p>
      <text:p text:style-name="P336">beeline -u jdbc:hive2://localhost:10000/default <text:s/>–hivecon hive.execution.engine=spark</text:p>
      <text:p text:style-name="P337">beeline –help</text:p>
      <text:p text:style-name="P338">hive set;</text:p>
      <text:p text:style-name="P339"><text:s text:c="2"/>hive –hivecon hive.execution.engine=spark</text:p>
      <text:p text:style-name="P340">beeline –hivecon hive.execution.engine=spark</text:p>
      <text:p text:style-name="P341"/>
      <text:p text:style-name="P342">beeline –hiveconf<text:s/></text:p>
      <text:p text:style-name="P343"/>
      <text:p text:style-name="P344">Test</text:p>
      <text:p text:style-name="P345">schematool -dbType mysql -info</text:p>
      <text:p text:style-name="P346">hive --service metastore <text:s/>--hiveconf hive.server2.thrift.port=10000 --hiveconf hive.root.logger=INFO,console</text:p>
      <text:p text:style-name="P347">hive --service hiveserver2 --hiveconf hive.server2.thrift.port=10000 --hiveconf hive.root.logger=INFO,console</text:p>
      <text:p text:style-name="PreformattedText"><text:span text:style-name="T348">netstat -nlp|grep 9083</text:span></text:p>
      <text:p text:style-name="P349"/>
      <text:p text:style-name="P350"/>
      <text:p text:style-name="P351">Error:</text:p>
      <text:p text:style-name="P352">metadata.HiveMaterializedViewsRegistry: Problem connecting to the metastore when initializing the view registry</text:p>
      <text:p text:style-name="P353">org.apache.hadoop.hive.ql.metadata.HiveException: java.lang.RuntimeException: Unable to instantiate org.apache.hadoop.hive.ql.metadata.SessionHiveMetaStoreClient</text:p>
      <text:p text:style-name="P354"/>
      <text:p text:style-name="P355"/>
      <text:p text:style-name="P356"/>
      <text:p text:style-name="P357"/>
      <text:p text:style-name="P358"/>
      <text:p text:style-name="P359">Error FAILED: HiveException java.lang.RuntimeException: Unable to instantiate org.apache.hadoop.hive.ql.metadata.SessionHiveMetaStoreClient</text:p>
      <text:p text:style-name="P360">Solution</text:p>
      <text:list text:style-name="LFO3" text:continue-numbering="true">
        <text:list-item>
          <text:p text:style-name="P361">Go to $HIVE_HOME/bin/metastore_db</text:p>
        </text:list-item>
        <text:list-item>
          <text:p text:style-name="P362">Copied the db.lck to db.lck1 and dbex.lck to dbex.lck1</text:p>
        </text:list-item>
        <text:list-item>
          <text:p text:style-name="P363">Deleted the lock entries from db.lck and dbex.lck</text:p>
        </text:list-item>
        <text:list-item>
          <text:p text:style-name="P364">Log out from hive shell as well as from all running instances of HDFS</text:p>
        </text:list-item>
        <text:list-item>
          <text:p text:style-name="P365">Re-login to HDFS and hive shell. If you run DDL commands, it may again give you the "Could not instantiate HiveMetaStoreClient error"</text:p>
        </text:list-item>
        <text:list-item>
          <text:p text:style-name="P366">Now copy back the db.lck1 to db.lck and dbex.lck1 to dbex.lck</text:p>
        </text:list-item>
        <text:list-item>
          <text:p text:style-name="P367">Log out from all hive shell and HDFS instances</text:p>
        </text:list-item>
        <text:list-item>
          <text:p text:style-name="P368">Relogin and you should see your old tables</text:p>
        </text:list-item>
      </text:list>
      <text:p text:style-name="P369">Note: Step 5 may seem a little weird because even after deleting the lock entry, it will still give the HiveMetaStoreClient error but it worked for me.</text:p>
      <text:soft-page-break/>
      <text:p text:style-name="P370">Advantage: You don't have to duplicate the effort of re-creating the entire database.</text:p>
      <text:p text:style-name="P371">Hope this helps somebody facing the same error. Please vote if you find useful. Thanks ahead</text:p>
      <text:p text:style-name="P372"/>
      <text:p text:style-name="P373"/>
      <text:p text:style-name="P374">Error:</text:p>
      <text:p text:style-name="P375">org.apache.hadoop.hive.metastore.HiveMetaException: Failed to get schema version.</text:p>
      <text:p text:style-name="P376">Underlying cause: java.sql.SQLException : The server time zone value 'PDT' is unrecognized or represents more than one time zone. You must configure either the server or JDBC driver (via the serverTimezone configuration property) to use a more specifc time zone value if you want to utilize time zone support.</text:p>
      <text:p text:style-name="P377">SQL Error code: 0</text:p>
      <text:p text:style-name="P378"/>
      <text:p text:style-name="P379">[root@verona1 mysql]# <text:s text:c="7"/>timedatectl<text:line-break/>[root@verona1 mysql]# <text:s text:c="6"/>timedatectl set-timezone UTC</text:p>
      <text:p text:style-name="P380"><text:span text:style-name="T381">[root@verona1 mysql]# <text:s text:c="7"/>timedatectl</text:span></text:p>
      <text:p text:style-name="P382"/>
      <text:p text:style-name="PreformattedText"><text:span text:style-name="T383">[root@verona1 mysql]# service mysqld stop</text:span><text:span text:style-name="T384"><text:line-break/></text:span><text:span text:style-name="T385">[root@verona1 mysql]# service mysqld start</text:span><text:span text:style-name="T386"><text:line-break/></text:span><text:span text:style-name="T387">[root@verona1 mysql]# service mysqld status</text:span></text:p>
      <text:p text:style-name="P388">Error<text:s/></text:p>
      <text:p text:style-name="P389"> org.apache.hadoop.hive.metastore.HiveMetaException: Schema initialization FAILED! Metastore state would be inconsistent</text:p>
      <text:p text:style-name="P390"/>
      <text:p text:style-name="P391">error</text:p>
      <text:p text:style-name="P392">Exception in thread "main" org.apache.thrift.transport.TTransportException: Could not create ServerSocket on address 0.0.0.0/0.0.0.0:9083.</text:p>
      <text:p text:style-name="P393"/>
      <text:p text:style-name="P394">Solution:</text:p>
      <text:p text:style-name="P395"/>
      <text:p text:style-name="P396">ps -ef | grep hive<text:s/></text:p>
      <text:p text:style-name="P397"/>
      <text:p text:style-name="P398">kill pid</text:p>
      <text:p text:style-name="P399"/>
      <text:p text:style-name="P400">error</text:p>
      <text:p text:style-name="P401"/>
      <text:p text:style-name="P402">Could not open connection to the HS2 server. Please check the server URI and if the URI is correct, then ask the administrator to check the server status.</text:p>
      <text:p text:style-name="P403"/>
      <text:p text:style-name="P404">error</text:p>
      <text:p text:style-name="P405"/>
      <text:p text:style-name="P406">Got exception: org.apache.thrift.transport.TTransportException Cannot write to null outputStream</text:p>
      <text:p text:style-name="P407">org.apache.thrift.transport.TTransportException: Cannot write to null outputStream</text:p>
      <text:p text:style-name="P408"/>
      <text:p text:style-name="P409"/>
      <text:p text:style-name="P410"/>
      <text:p text:style-name="P411"/>
      <text:p text:style-name="P412">Internal error processing get_current_notificationEventId</text:p>
      <text:p text:style-name="P413"/>
      <text:p text:style-name="P414"/>
      <text:p text:style-name="P415"/>
      <text:p text:style-name="P416">I. Embedded Metastore</text:p>
      <text:p text:style-name="P417"/>
      <text:p text:style-name="P418">In Hive by default, metastore service runs in the same JVM as the Hive service. It uses embedded derby database stored on the local file system in this mode. Thus both metastore service and hive service runs in the same JVM by using embedded Derby Database.</text:p>
      <text:p text:style-name="P419"/>
      <text:p text:style-name="P420">But, this mode also has limitation that, as only one embedded Derby database can access the database files on disk at any one time, so only one Hive session could be open at a time.</text:p>
      <text:p text:style-name="P421"/>
      <text:p text:style-name="P422">If we try to start the second session it produces an error when it attempts to open a connection to the metastore. So, to allow many services to connect the Metastore, it configures Derby as a network server. This mode is good for unit testing. But it is not good for the practical solutions.</text:p>
      <text:p text:style-name="P423"/>
      <text:p text:style-name="P424">ii. Local Metastore</text:p>
      <text:p text:style-name="P425"/>
      <text:p text:style-name="P426">Hive is the data-warehousing framework, so hive does not prefer single session. To overcome this limitation of Embedded Metastore, for Local Metastore was introduced. This mode allows us to have many Hive sessions i.e. many users can use the metastore at the same time.</text:p>
      <text:p text:style-name="P427"/>
      <text:p text:style-name="P428">We can achieve by using any JDBC compliant like MySQL which runs in a separate JVM or different machines than that of the Hive service and metastore service which are running in the same JVM.</text:p>
      <text:p text:style-name="P429">This configuration is called as local metastore because metastore service still runs in the same process as the Hive. But it connects to a database running in a separate process, either on the same machine or on a remote machine.</text:p>
      <text:p text:style-name="P430"/>
      <text:p text:style-name="P431">Before starting Apache Hive client, add the JDBC / ODBC driver libraries to the Hive lib folder.</text:p>
      <text:p text:style-name="P432"/>
      <text:p text:style-name="P433">MySQL is a popular choice for the standalone metastore. In this case, the javax.jdo.option.ConnectionURL property is set to jdbc:mysql://host/dbname? createDatabaseIfNotExist=true, and javax.jdo.option.ConnectionDriverName is set to com.mysql.jdbc.Driver. The JDBC driver JAR file for MySQL (Connector/J) must be on Hive’s classpath, which is achieved by placing it in Hive’s lib directory.</text:p>
      <text:p text:style-name="P434"/>
      <text:p text:style-name="P435">iii. Remote Metastore</text:p>
      <text:p text:style-name="P436"/>
      <text:p text:style-name="P437">Moving further, another metastore configuration called Remote Metastore. In this mode, metastore runs on its own separate JVM, not in the Hive service JVM. If other processes want to communicate with the metastore server they can communicate using Thrift Network APIs.</text:p>
      <text:p text:style-name="P438"/>
      <text:p text:style-name="P439">We can also have one more metastore servers in this case to provide more availability. This also brings better manageability/security because the database tier can be completely firewalled off. And the clients no longer need share database credentials with each Hiver user to access the metastore database.</text:p>
      <text:p text:style-name="P440"/>
      <text:p text:style-name="P441">To use this remote metastore, you should configure Hive service by setting hive.metastore.uris to the metastore server URI(s). Metastore server URIs are of the form thrift://host:port, where the port corresponds to the one set by METASTORE_PORT when starting the metastore server.</text:p>
      <text:p text:style-name="P442"/>
      <text:p text:style-name="P443">Databases Supported by Hive</text:p>
      <text:p text:style-name="P444">Hive supports 5 backend databases which are as follows:</text:p>
      <text:p text:style-name="P445"/>
      <text:p text:style-name="P446">Derby</text:p>
      <text:p text:style-name="P447">MySQL</text:p>
      <text:soft-page-break/>
      <text:p text:style-name="P448">MS SQL Server</text:p>
      <text:p text:style-name="P449">Oracle</text:p>
      <text:p text:style-name="P450">Postgres</text:p>
      <text:p text:style-name="P451">So, this was all in Hive Metastore. Hope you likeour explanation.</text:p>
      <text:p text:style-name="P452"/>
      <text:p text:style-name="P453">Conclusion – Hive Metastore</text:p>
      <text:p text:style-name="P454">In conclusion, we can say that Hive Metadata is a central repository for storing all the Hive metadata information. Metadata includes various types of information like the structure of tables, relations etc. Above we have also discussed all the three metastore modes in detail. you can also Learn the other big data technologies like Apache Hadoop, Spark, Flink etc in detail.</text:p>
      <text:p text:style-name="P455"/>
      <text:p text:style-name="P456"><text:span text:style-name="T457">Hive Bucketing is a way to split the table into a managed number of clusters with or without partitions. With partitions, Hive divides(creates a directory) the table into smaller parts for every distinct value of a column whereas with bucketing you can specify the number of buckets to create at the time of creating a Hive table.</text:span></text:p>
      <text:p text:style-name="P458"/>
      <text:p text:style-name="P459"><text:span text:style-name="T460">n my previous article, I have explained Hive Partitions with Examples, in this article let’s learn Hive Bucketing with Examples, the advantages of using bucketing, limitations, and how bucketing works.</text:span></text:p>
      <text:p text:style-name="P461"/>
      <text:p text:style-name="P462"><text:span text:style-name="T463">What is Hive Bucketing</text:span></text:p>
      <text:p text:style-name="P464"><text:span text:style-name="T465">Hive Bucketing a.k.a (Clustering) is a technique to split the data into more manageable files, (By specifying the number of buckets to create). The value of the bucketing column will be hashed by a user-defined number into buckets.</text:span></text:p>
      <text:p text:style-name="P466"/>
      <text:p text:style-name="P467"><text:span text:style-name="T468">Bucketing can be created on just one column, you can also create bucketing on a partitioned table to further split the data to improve the query performance of the partitioned table.</text:span></text:p>
      <text:p text:style-name="P469"/>
      <text:p text:style-name="P470"><text:span text:style-name="T471">Each bucket is stored as a file within the table’s directory or the partitions directories on HDFS.</text:span></text:p>
      <text:p text:style-name="P472"/>
      <text:p text:style-name="P473"><text:span text:style-name="T474">Records with the same value in a column will always be stored in the same bucket.</text:span></text:p>
      <text:p text:style-name="P475"/>
      <text:p text:style-name="P476"><text:span text:style-name="T477">Hive bucketing commonly created in two scenarios.</text:span></text:p>
      <text:p text:style-name="P478"/>
      <text:p text:style-name="P479"><text:span text:style-name="T480">Create a bucket on top of the Partitioned table to further divide the table for better query performance.</text:span></text:p>
      <text:p text:style-name="P481"><text:span text:style-name="T482">Create Bucketing on the table where you cannot choose the partition column due to (too many distinct values on columns).</text:span></text:p>
      <text:p text:style-name="P483"><text:span text:style-name="T484">In our example below, I will be explaining the first approach where I create Bucketing on top of the partitioned table.</text:span></text:p>
      <text:p text:style-name="P485"/>
      <text:p text:style-name="P486"><text:span text:style-name="T487">Hive Bucketing Advantages</text:span></text:p>
      <text:p text:style-name="P488"><text:span text:style-name="T489">Before jumping into the Advantages of Hive bucketing, first let’s see the limitation of Partition, with the partition you cannot control the number of partitions as it creates a partition for every distinct value of the partitioned column; which ideally creates a subdirectory for each partition inside the table directory on HDFS.</text:span></text:p>
      <text:p text:style-name="P490"/>
      <text:p text:style-name="P491"><text:span text:style-name="T492">If you have too many distinct values on the partitioned column, you will end up with too many directories on HDFS which leads to higher maintenance for Name Node.</text:span></text:p>
      <text:p text:style-name="P493"/>
      <text:p text:style-name="P494"><text:span text:style-name="T495">-----</text:span></text:p>
      <text:p text:style-name="P496"/>
      <text:p text:style-name="P497"><text:span text:style-name="T498">Now let’s see the Advantages of Bucketing</text:span></text:p>
      <text:p text:style-name="P499"/>
      <text:p text:style-name="P500"><text:span text:style-name="T501">Hive Bucketing overcomes creating too many directories by specifying the number of buckets you wanted to create (you are in control).</text:span></text:p>
      <text:p text:style-name="P502"><text:span text:style-name="T503">On a larger table, creating a bucketing gives you 2-3x better query performance than a non-bucket table.</text:span></text:p>
      <text:p text:style-name="P504"><text:span text:style-name="T505">Hive Create Bucketing Table</text:span></text:p>
      <text:p text:style-name="P506"><text:span text:style-name="T507">To create a Hive table with bucketing, use CLUSTERED BY clause with the column name you wanted to bucket and the count of the buckets.</text:span></text:p>
      <text:p text:style-name="P508"/>
      <text:p text:style-name="P509"><text:span text:style-name="T510">In this article, I will explain what is Hive Partitioning and Bucketing, the difference between Hive Partitioning vs Bucketing by exploring the advantages and disadvantages of each features with examples.</text:span></text:p>
      <text:p text:style-name="P511"/>
      <text:p text:style-name="P512"><text:span text:style-name="T513">At a high level, Hive Partition is a way to split the large table into smaller tables based on the values of a column(one partition for each distinct values) whereas Bucket is a technique to divide the data in a manageable form (you can specify how many buckets you want).</text:span></text:p>
      <text:p text:style-name="P514"/>
      <text:p text:style-name="P515"><text:span text:style-name="T516">There are advantages and disadvantages of Partition vs Bucket so you need to choose these based on your data size and the types of Hive queries you run, let’s see the differences in detail.</text:span></text:p>
      <text:p text:style-name="P517"/>
      <text:p text:style-name="P518"><text:span text:style-name="T519">Hive Partitioning vs Bucketing</text:span></text:p>
      <text:p text:style-name="P520"><text:span text:style-name="T521">Both Partitioning and Bucketing in Hive are used to improve performance by eliminating table scans when dealing with a large set of data on a Hadoop file system (HDFS). The major difference between Partitioning vs Bucketing lives in the way how they split the data.</text:span></text:p>
      <text:p text:style-name="P522"/>
      <text:p text:style-name="P523"><text:span text:style-name="T524">Hive Partition is a way to organize large tables into smaller logical tables based on values of columns; one logical table (partition) for each distinct value. In Hive, tables are created as a directory on HDFS. A table can have one or more partitions that correspond to a sub-directory for each partition inside a table directory.</text:span></text:p>
      <text:p text:style-name="P525"/>
      <text:p text:style-name="P526"><text:span text:style-name="T527">let’s assume you have a US census table which contains zip code, city, state and other columns. Creating a partition on state splits the table into around 50 partitions, when searching for a zipcode with in a state (state=’CA’ and zipCode =’92704′) results in faster as it need to scan only in a state=CA partition directory.</text:span></text:p>
      <text:p text:style-name="P528"/>
      <text:p text:style-name="P529"><text:span text:style-name="T530">When creating partitions you have to be very cautious with the number of partitions it creates, as having too many partitions creates too many sub-directories in a table directory which bring unnecessarily and overhead to NameNode since it must keep all metadata for the file system in memory.</text:span></text:p>
      <text:p text:style-name="P531"/>
      <text:p text:style-name="P532"><text:span text:style-name="T533">Hive Bucketing a.k.a (Clustering) is a technique to split the data into more manageable files, (By specifying the number of buckets to create). The value of the bucketing column will be hashed by a user-defined number into buckets.</text:span></text:p>
      <text:p text:style-name="P534"><text:span text:style-name="T535">Conclusion</text:span></text:p>
      <text:p text:style-name="P536"><text:span text:style-name="T537">In this Hive Partitioning vs Bucketing article, you have learned how to improve the performance of the queries by doing Partition and Bucket on Hive tables. These two approaches split the table into defined partitions and/or buckets, which distributes the data into smaller and more manageable parts. This eliminates table scans when you performing queries on partition and bucket columns.</text:span></text:p>
      <text:p text:style-name="P538"><text:span text:style-name="T539"> */</text:span></text:p>
      <text:p text:style-name="P540"/>
      <text:p text:style-name="P541"/>
      <text:p text:style-name="P5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var(--ff-mono)" svg:font-family="var(--ff-mono)" style:font-family-generic="roman"/>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alt" style:display-name="alt"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g" style:display-name="tag"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crayon-e" style:display-name="crayon-e" style:family="text" style:parent-style-name="DefaultParagraphFont"/>
    <style:style style:name="crayon-v" style:display-name="crayon-v" style:family="text" style:parent-style-name="DefaultParagraphFont"/>
    <style:style style:name="crayon-sy" style:display-name="crayon-sy" style:family="text" style:parent-style-name="DefaultParagraphFont"/>
    <style:style style:name="crayon-o" style:display-name="crayon-o" style:family="text" style:parent-style-name="DefaultParagraphFont"/>
    <style:style style:name="crayon-t" style:display-name="crayon-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style:style style:name="hljs-keyword" style:display-name="hljs-keyword" style:family="text" style:parent-style-name="DefaultParagraphFont"/>
    <style:style style:name="hljs-operator" style:display-name="hljs-operator" style:family="text" style:parent-style-name="DefaultParagraphFont"/>
    <style:style style:name="hljs-string" style:display-name="hljs-string" style:family="text" style:parent-style-name="DefaultParagraphFont"/>
    <style:style style:name="ng" style:display-name="ng"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1875in" fo:margin-left="0.1875in" fo:margin-bottom="0.5625in" fo:margin-right="0.2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istrator</meta:initial-creator>
    <dc:creator>Administrator</dc:creator>
    <meta:creation-date>2023-07-13T13:45:00Z</meta:creation-date>
    <dc:date>2023-08-05T17:34:00Z</dc:date>
    <meta:template xlink:href="Normal.dotm" xlink:type="simple"/>
    <meta:editing-cycles>65</meta:editing-cycles>
    <meta:editing-duration>PT245220S</meta:editing-duration>
    <meta:document-statistic meta:page-count="10" meta:paragraph-count="37" meta:word-count="2787" meta:character-count="18636" meta:row-count="132" meta:non-whitespace-character-count="15886"/>
  </office:meta>
</office:document-meta>
</file>